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float" office:value="-3454" table:style-name="ce2">
            <text:p>-3454</text:p>
          </table:table-cell>
          <table:table-cell office:value-type="float" office:value="2932" table:style-name="ce2">
            <text:p>2932</text:p>
          </table:table-cell>
          <table:table-cell office:value-type="float" office:value="14912" table:style-name="ce2">
            <text:p>14912</text:p>
          </table:table-cell>
          <table:table-cell office:value-type="float" office:value="584759" table:style-name="ce2">
            <text:p>584759</text:p>
          </table:table-cell>
          <table:table-cell office:value-type="float" office:value="-3555" table:style-name="ce2">
            <text:p>-3555</text:p>
          </table:table-cell>
          <table:table-cell office:value-type="float" office:value="-5182" table:style-name="ce2">
            <text:p>-5182</text:p>
          </table:table-cell>
          <table:table-cell office:value-type="float" office:value="1765" table:style-name="ce2">
            <text:p>1765</text:p>
          </table:table-cell>
          <table:table-cell table:number-columns-repeated="16377"/>
        </table:table-row>
        <table:table-row table:style-name="ro1">
          <table:table-cell office:value-type="float" office:value="742" table:style-name="ce2">
            <text:p>742</text:p>
          </table:table-cell>
          <table:table-cell office:value-type="float" office:value="3532" table:style-name="ce2">
            <text:p>3532</text:p>
          </table:table-cell>
          <table:table-cell office:value-type="float" office:value="18372" table:style-name="ce2">
            <text:p>18372</text:p>
          </table:table-cell>
          <table:table-cell office:value-type="float" office:value="584945" table:style-name="ce2">
            <text:p>584945</text:p>
          </table:table-cell>
          <table:table-cell office:value-type="float" office:value="-1573" table:style-name="ce2">
            <text:p>-1573</text:p>
          </table:table-cell>
          <table:table-cell office:value-type="float" office:value="-5400" table:style-name="ce2">
            <text:p>-5400</text:p>
          </table:table-cell>
          <table:table-cell office:value-type="float" office:value="1485" table:style-name="ce2">
            <text:p>1485</text:p>
          </table:table-cell>
          <table:table-cell table:number-columns-repeated="16377"/>
        </table:table-row>
        <table:table-row table:style-name="ro1">
          <table:table-cell office:value-type="float" office:value="870" table:style-name="ce2">
            <text:p>870</text:p>
          </table:table-cell>
          <table:table-cell office:value-type="float" office:value="3420" table:style-name="ce2">
            <text:p>3420</text:p>
          </table:table-cell>
          <table:table-cell office:value-type="float" office:value="18872" table:style-name="ce2">
            <text:p>18872</text:p>
          </table:table-cell>
          <table:table-cell office:value-type="float" office:value="584953" table:style-name="ce2">
            <text:p>584953</text:p>
          </table:table-cell>
          <table:table-cell office:value-type="float" office:value="-1394" table:style-name="ce2">
            <text:p>-1394</text:p>
          </table:table-cell>
          <table:table-cell office:value-type="float" office:value="-6428" table:style-name="ce2">
            <text:p>-6428</text:p>
          </table:table-cell>
          <table:table-cell office:value-type="float" office:value="1385" table:style-name="ce2">
            <text:p>1385</text:p>
          </table:table-cell>
          <table:table-cell table:number-columns-repeated="16377"/>
        </table:table-row>
        <table:table-row table:style-name="ro1">
          <table:table-cell office:value-type="float" office:value="942" table:style-name="ce2">
            <text:p>942</text:p>
          </table:table-cell>
          <table:table-cell office:value-type="float" office:value="3344" table:style-name="ce2">
            <text:p>3344</text:p>
          </table:table-cell>
          <table:table-cell office:value-type="float" office:value="18788" table:style-name="ce2">
            <text:p>18788</text:p>
          </table:table-cell>
          <table:table-cell office:value-type="float" office:value="584961" table:style-name="ce2">
            <text:p>584961</text:p>
          </table:table-cell>
          <table:table-cell office:value-type="float" office:value="-1139" table:style-name="ce2">
            <text:p>-1139</text:p>
          </table:table-cell>
          <table:table-cell office:value-type="float" office:value="-6454" table:style-name="ce2">
            <text:p>-6454</text:p>
          </table:table-cell>
          <table:table-cell office:value-type="float" office:value="1118" table:style-name="ce2">
            <text:p>1118</text:p>
          </table:table-cell>
          <table:table-cell table:number-columns-repeated="16377"/>
        </table:table-row>
        <table:table-row table:style-name="ro1">
          <table:table-cell office:value-type="float" office:value="562" table:style-name="ce2">
            <text:p>562</text:p>
          </table:table-cell>
          <table:table-cell office:value-type="float" office:value="3192" table:style-name="ce2">
            <text:p>3192</text:p>
          </table:table-cell>
          <table:table-cell office:value-type="float" office:value="19016" table:style-name="ce2">
            <text:p>19016</text:p>
          </table:table-cell>
          <table:table-cell office:value-type="float" office:value="584969" table:style-name="ce2">
            <text:p>584969</text:p>
          </table:table-cell>
          <table:table-cell office:value-type="float" office:value="-651" table:style-name="ce2">
            <text:p>-651</text:p>
          </table:table-cell>
          <table:table-cell office:value-type="float" office:value="-5830" table:style-name="ce2">
            <text:p>-5830</text:p>
          </table:table-cell>
          <table:table-cell office:value-type="float" office:value="512" table:style-name="ce2">
            <text:p>512</text:p>
          </table:table-cell>
          <table:table-cell table:number-columns-repeated="16377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3796" table:style-name="ce2">
            <text:p>3796</text:p>
          </table:table-cell>
          <table:table-cell office:value-type="float" office:value="19152" table:style-name="ce2">
            <text:p>19152</text:p>
          </table:table-cell>
          <table:table-cell office:value-type="float" office:value="584977" table:style-name="ce2">
            <text:p>584977</text:p>
          </table:table-cell>
          <table:table-cell office:value-type="float" office:value="-516" table:style-name="ce2">
            <text:p>-516</text:p>
          </table:table-cell>
          <table:table-cell office:value-type="float" office:value="-7079" table:style-name="ce2">
            <text:p>-7079</text:p>
          </table:table-cell>
          <table:table-cell office:value-type="float" office:value="-1018" table:style-name="ce2">
            <text:p>-1018</text:p>
          </table:table-cell>
          <table:table-cell table:number-columns-repeated="16377"/>
        </table:table-row>
        <table:table-row table:style-name="ro1">
          <table:table-cell office:value-type="float" office:value="-414" table:style-name="ce2">
            <text:p>-414</text:p>
          </table:table-cell>
          <table:table-cell office:value-type="float" office:value="3484" table:style-name="ce2">
            <text:p>3484</text:p>
          </table:table-cell>
          <table:table-cell office:value-type="float" office:value="18844" table:style-name="ce2">
            <text:p>18844</text:p>
          </table:table-cell>
          <table:table-cell office:value-type="float" office:value="584985" table:style-name="ce2">
            <text:p>584985</text:p>
          </table:table-cell>
          <table:table-cell office:value-type="float" office:value="-591" table:style-name="ce2">
            <text:p>-591</text:p>
          </table:table-cell>
          <table:table-cell office:value-type="float" office:value="-8307" table:style-name="ce2">
            <text:p>-8307</text:p>
          </table:table-cell>
          <table:table-cell office:value-type="float" office:value="-1709" table:style-name="ce2">
            <text:p>-1709</text:p>
          </table:table-cell>
          <table:table-cell table:number-columns-repeated="16377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float" office:value="3220" table:style-name="ce2">
            <text:p>3220</text:p>
          </table:table-cell>
          <table:table-cell office:value-type="float" office:value="18504" table:style-name="ce2">
            <text:p>18504</text:p>
          </table:table-cell>
          <table:table-cell office:value-type="float" office:value="584994" table:style-name="ce2">
            <text:p>584994</text:p>
          </table:table-cell>
          <table:table-cell office:value-type="float" office:value="-678" table:style-name="ce2">
            <text:p>-678</text:p>
          </table:table-cell>
          <table:table-cell office:value-type="float" office:value="-9688" table:style-name="ce2">
            <text:p>-9688</text:p>
          </table:table-cell>
          <table:table-cell office:value-type="float" office:value="-1903" table:style-name="ce2">
            <text:p>-1903</text:p>
          </table:table-cell>
          <table:table-cell table:number-columns-repeated="16377"/>
        </table:table-row>
        <table:table-row table:style-name="ro1">
          <table:table-cell office:value-type="float" office:value="2046" table:style-name="ce2">
            <text:p>2046</text:p>
          </table:table-cell>
          <table:table-cell office:value-type="float" office:value="2120" table:style-name="ce2">
            <text:p>2120</text:p>
          </table:table-cell>
          <table:table-cell office:value-type="float" office:value="17568" table:style-name="ce2">
            <text:p>17568</text:p>
          </table:table-cell>
          <table:table-cell office:value-type="float" office:value="585002" table:style-name="ce2">
            <text:p>585002</text:p>
          </table:table-cell>
          <table:table-cell office:value-type="float" office:value="-661" table:style-name="ce2">
            <text:p>-661</text:p>
          </table:table-cell>
          <table:table-cell office:value-type="float" office:value="-10102" table:style-name="ce2">
            <text:p>-10102</text:p>
          </table:table-cell>
          <table:table-cell office:value-type="float" office:value="-1940" table:style-name="ce2">
            <text:p>-1940</text:p>
          </table:table-cell>
          <table:table-cell table:number-columns-repeated="16377"/>
        </table:table-row>
        <table:table-row table:style-name="ro1">
          <table:table-cell office:value-type="float" office:value="4054" table:style-name="ce2">
            <text:p>4054</text:p>
          </table:table-cell>
          <table:table-cell office:value-type="float" office:value="2048" table:style-name="ce2">
            <text:p>2048</text:p>
          </table:table-cell>
          <table:table-cell office:value-type="float" office:value="17032" table:style-name="ce2">
            <text:p>17032</text:p>
          </table:table-cell>
          <table:table-cell office:value-type="float" office:value="585010" table:style-name="ce2">
            <text:p>585010</text:p>
          </table:table-cell>
          <table:table-cell office:value-type="float" office:value="477" table:style-name="ce2">
            <text:p>477</text:p>
          </table:table-cell>
          <table:table-cell office:value-type="float" office:value="-6838" table:style-name="ce2">
            <text:p>-6838</text:p>
          </table:table-cell>
          <table:table-cell office:value-type="float" office:value="-2439" table:style-name="ce2">
            <text:p>-2439</text:p>
          </table:table-cell>
          <table:table-cell table:number-columns-repeated="16377"/>
        </table:table-row>
        <table:table-row table:style-name="ro1">
          <table:table-cell office:value-type="float" office:value="-2310" table:style-name="ce2">
            <text:p>-2310</text:p>
          </table:table-cell>
          <table:table-cell office:value-type="float" office:value="4752" table:style-name="ce2">
            <text:p>4752</text:p>
          </table:table-cell>
          <table:table-cell office:value-type="float" office:value="16100" table:style-name="ce2">
            <text:p>16100</text:p>
          </table:table-cell>
          <table:table-cell office:value-type="float" office:value="585673" table:style-name="ce2">
            <text:p>585673</text:p>
          </table:table-cell>
          <table:table-cell office:value-type="float" office:value="-7972" table:style-name="ce2">
            <text:p>-7972</text:p>
          </table:table-cell>
          <table:table-cell office:value-type="float" office:value="1525" table:style-name="ce2">
            <text:p>1525</text:p>
          </table:table-cell>
          <table:table-cell office:value-type="float" office:value="1155" table:style-name="ce2">
            <text:p>1155</text:p>
          </table:table-cell>
          <table:table-cell table:number-columns-repeated="16377"/>
        </table:table-row>
        <table:table-row table:style-name="ro1">
          <table:table-cell office:value-type="float" office:value="-2146" table:style-name="ce2">
            <text:p>-2146</text:p>
          </table:table-cell>
          <table:table-cell office:value-type="float" office:value="4152" table:style-name="ce2">
            <text:p>4152</text:p>
          </table:table-cell>
          <table:table-cell office:value-type="float" office:value="16088" table:style-name="ce2">
            <text:p>16088</text:p>
          </table:table-cell>
          <table:table-cell office:value-type="float" office:value="585681" table:style-name="ce2">
            <text:p>585681</text:p>
          </table:table-cell>
          <table:table-cell office:value-type="float" office:value="-8224" table:style-name="ce2">
            <text:p>-8224</text:p>
          </table:table-cell>
          <table:table-cell office:value-type="float" office:value="1060" table:style-name="ce2">
            <text:p>1060</text:p>
          </table:table-cell>
          <table:table-cell office:value-type="float" office:value="1180" table:style-name="ce2">
            <text:p>1180</text:p>
          </table:table-cell>
          <table:table-cell table:number-columns-repeated="16377"/>
        </table:table-row>
        <table:table-row table:style-name="ro1">
          <table:table-cell office:value-type="float" office:value="-2242" table:style-name="ce2">
            <text:p>-2242</text:p>
          </table:table-cell>
          <table:table-cell office:value-type="float" office:value="3280" table:style-name="ce2">
            <text:p>3280</text:p>
          </table:table-cell>
          <table:table-cell office:value-type="float" office:value="16452" table:style-name="ce2">
            <text:p>16452</text:p>
          </table:table-cell>
          <table:table-cell office:value-type="float" office:value="585689" table:style-name="ce2">
            <text:p>585689</text:p>
          </table:table-cell>
          <table:table-cell office:value-type="float" office:value="-7241" table:style-name="ce2">
            <text:p>-7241</text:p>
          </table:table-cell>
          <table:table-cell office:value-type="float" office:value="972" table:style-name="ce2">
            <text:p>972</text:p>
          </table:table-cell>
          <table:table-cell office:value-type="float" office:value="1111" table:style-name="ce2">
            <text:p>1111</text:p>
          </table:table-cell>
          <table:table-cell table:number-columns-repeated="16377"/>
        </table:table-row>
        <table:table-row table:style-name="ro1">
          <table:table-cell office:value-type="float" office:value="-4630" table:style-name="ce2">
            <text:p>-4630</text:p>
          </table:table-cell>
          <table:table-cell office:value-type="float" office:value="2936" table:style-name="ce2">
            <text:p>2936</text:p>
          </table:table-cell>
          <table:table-cell office:value-type="float" office:value="16736" table:style-name="ce2">
            <text:p>16736</text:p>
          </table:table-cell>
          <table:table-cell office:value-type="float" office:value="586966" table:style-name="ce2">
            <text:p>586966</text:p>
          </table:table-cell>
          <table:table-cell office:value-type="float" office:value="-3081" table:style-name="ce2">
            <text:p>-3081</text:p>
          </table:table-cell>
          <table:table-cell office:value-type="float" office:value="-2954" table:style-name="ce2">
            <text:p>-2954</text:p>
          </table:table-cell>
          <table:table-cell office:value-type="float" office:value="308" table:style-name="ce2">
            <text:p>308</text:p>
          </table:table-cell>
          <table:table-cell table:number-columns-repeated="16377"/>
        </table:table-row>
        <table:table-row table:style-name="ro1">
          <table:table-cell office:value-type="float" office:value="-3846" table:style-name="ce2">
            <text:p>-3846</text:p>
          </table:table-cell>
          <table:table-cell office:value-type="float" office:value="3352" table:style-name="ce2">
            <text:p>3352</text:p>
          </table:table-cell>
          <table:table-cell office:value-type="float" office:value="17508" table:style-name="ce2">
            <text:p>17508</text:p>
          </table:table-cell>
          <table:table-cell office:value-type="float" office:value="586975" table:style-name="ce2">
            <text:p>586975</text:p>
          </table:table-cell>
          <table:table-cell office:value-type="float" office:value="-3213" table:style-name="ce2">
            <text:p>-3213</text:p>
          </table:table-cell>
          <table:table-cell office:value-type="float" office:value="-5191" table:style-name="ce2">
            <text:p>-5191</text:p>
          </table:table-cell>
          <table:table-cell office:value-type="float" office:value="199" table:style-name="ce2">
            <text:p>199</text:p>
          </table:table-cell>
          <table:table-cell table:number-columns-repeated="16377"/>
        </table:table-row>
        <table:table-row table:style-name="ro1">
          <table:table-cell office:value-type="float" office:value="-2906" table:style-name="ce2">
            <text:p>-2906</text:p>
          </table:table-cell>
          <table:table-cell office:value-type="float" office:value="3344" table:style-name="ce2">
            <text:p>3344</text:p>
          </table:table-cell>
          <table:table-cell office:value-type="float" office:value="16020" table:style-name="ce2">
            <text:p>16020</text:p>
          </table:table-cell>
          <table:table-cell office:value-type="float" office:value="586983" table:style-name="ce2">
            <text:p>586983</text:p>
          </table:table-cell>
          <table:table-cell office:value-type="float" office:value="-2922" table:style-name="ce2">
            <text:p>-2922</text:p>
          </table:table-cell>
          <table:table-cell office:value-type="float" office:value="-6394" table:style-name="ce2">
            <text:p>-6394</text:p>
          </table:table-cell>
          <table:table-cell office:value-type="float" office:value="564" table:style-name="ce2">
            <text:p>564</text:p>
          </table:table-cell>
          <table:table-cell table:number-columns-repeated="16377"/>
        </table:table-row>
        <table:table-row table:style-name="ro1">
          <table:table-cell office:value-type="float" office:value="-1706" table:style-name="ce2">
            <text:p>-1706</text:p>
          </table:table-cell>
          <table:table-cell office:value-type="float" office:value="4424" table:style-name="ce2">
            <text:p>4424</text:p>
          </table:table-cell>
          <table:table-cell office:value-type="float" office:value="15632" table:style-name="ce2">
            <text:p>15632</text:p>
          </table:table-cell>
          <table:table-cell office:value-type="float" office:value="586991" table:style-name="ce2">
            <text:p>586991</text:p>
          </table:table-cell>
          <table:table-cell office:value-type="float" office:value="-1307" table:style-name="ce2">
            <text:p>-1307</text:p>
          </table:table-cell>
          <table:table-cell office:value-type="float" office:value="-5307" table:style-name="ce2">
            <text:p>-5307</text:p>
          </table:table-cell>
          <table:table-cell office:value-type="float" office:value="479" table:style-name="ce2">
            <text:p>479</text:p>
          </table:table-cell>
          <table:table-cell table:number-columns-repeated="16377"/>
        </table:table-row>
        <table:table-row table:style-name="ro1">
          <table:table-cell office:value-type="float" office:value="-2238" table:style-name="ce2">
            <text:p>-2238</text:p>
          </table:table-cell>
          <table:table-cell office:value-type="float" office:value="3020" table:style-name="ce2">
            <text:p>3020</text:p>
          </table:table-cell>
          <table:table-cell office:value-type="float" office:value="15296" table:style-name="ce2">
            <text:p>15296</text:p>
          </table:table-cell>
          <table:table-cell office:value-type="float" office:value="586999" table:style-name="ce2">
            <text:p>586999</text:p>
          </table:table-cell>
          <table:table-cell office:value-type="float" office:value="-1067" table:style-name="ce2">
            <text:p>-1067</text:p>
          </table:table-cell>
          <table:table-cell office:value-type="float" office:value="-4161" table:style-name="ce2">
            <text:p>-4161</text:p>
          </table:table-cell>
          <table:table-cell office:value-type="float" office:value="294" table:style-name="ce2">
            <text:p>294</text:p>
          </table:table-cell>
          <table:table-cell table:number-columns-repeated="16377"/>
        </table:table-row>
        <table:table-row table:style-name="ro1">
          <table:table-cell office:value-type="float" office:value="-1058" table:style-name="ce2">
            <text:p>-1058</text:p>
          </table:table-cell>
          <table:table-cell office:value-type="float" office:value="4352" table:style-name="ce2">
            <text:p>4352</text:p>
          </table:table-cell>
          <table:table-cell office:value-type="float" office:value="15776" table:style-name="ce2">
            <text:p>15776</text:p>
          </table:table-cell>
          <table:table-cell office:value-type="float" office:value="587176" table:style-name="ce2">
            <text:p>587176</text:p>
          </table:table-cell>
          <table:table-cell office:value-type="float" office:value="1073" table:style-name="ce2">
            <text:p>1073</text:p>
          </table:table-cell>
          <table:table-cell office:value-type="float" office:value="-5635" table:style-name="ce2">
            <text:p>-5635</text:p>
          </table:table-cell>
          <table:table-cell office:value-type="float" office:value="-363" table:style-name="ce2">
            <text:p>-363</text:p>
          </table:table-cell>
          <table:table-cell table:number-columns-repeated="16377"/>
        </table:table-row>
        <table:table-row table:style-name="ro1">
          <table:table-cell office:value-type="float" office:value="-818" table:style-name="ce2">
            <text:p>-818</text:p>
          </table:table-cell>
          <table:table-cell office:value-type="float" office:value="4644" table:style-name="ce2">
            <text:p>4644</text:p>
          </table:table-cell>
          <table:table-cell office:value-type="float" office:value="15900" table:style-name="ce2">
            <text:p>15900</text:p>
          </table:table-cell>
          <table:table-cell office:value-type="float" office:value="587184" table:style-name="ce2">
            <text:p>587184</text:p>
          </table:table-cell>
          <table:table-cell office:value-type="float" office:value="255" table:style-name="ce2">
            <text:p>255</text:p>
          </table:table-cell>
          <table:table-cell office:value-type="float" office:value="-5968" table:style-name="ce2">
            <text:p>-5968</text:p>
          </table:table-cell>
          <table:table-cell office:value-type="float" office:value="-618" table:style-name="ce2">
            <text:p>-618</text:p>
          </table:table-cell>
          <table:table-cell table:number-columns-repeated="16377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float" office:value="4052" table:style-name="ce2">
            <text:p>4052</text:p>
          </table:table-cell>
          <table:table-cell office:value-type="float" office:value="14760" table:style-name="ce2">
            <text:p>14760</text:p>
          </table:table-cell>
          <table:table-cell office:value-type="float" office:value="587193" table:style-name="ce2">
            <text:p>587193</text:p>
          </table:table-cell>
          <table:table-cell office:value-type="float" office:value="-303" table:style-name="ce2">
            <text:p>-303</text:p>
          </table:table-cell>
          <table:table-cell office:value-type="float" office:value="-5721" table:style-name="ce2">
            <text:p>-5721</text:p>
          </table:table-cell>
          <table:table-cell office:value-type="float" office:value="-1087" table:style-name="ce2">
            <text:p>-1087</text:p>
          </table:table-cell>
          <table:table-cell table:number-columns-repeated="16377"/>
        </table:table-row>
        <table:table-row table:style-name="ro1">
          <table:table-cell office:value-type="float" office:value="778" table:style-name="ce2">
            <text:p>778</text:p>
          </table:table-cell>
          <table:table-cell office:value-type="float" office:value="3628" table:style-name="ce2">
            <text:p>3628</text:p>
          </table:table-cell>
          <table:table-cell office:value-type="float" office:value="14328" table:style-name="ce2">
            <text:p>14328</text:p>
          </table:table-cell>
          <table:table-cell office:value-type="float" office:value="587201" table:style-name="ce2">
            <text:p>587201</text:p>
          </table:table-cell>
          <table:table-cell office:value-type="float" office:value="-335" table:style-name="ce2">
            <text:p>-335</text:p>
          </table:table-cell>
          <table:table-cell office:value-type="float" office:value="-4861" table:style-name="ce2">
            <text:p>-4861</text:p>
          </table:table-cell>
          <table:table-cell office:value-type="float" office:value="-1704" table:style-name="ce2">
            <text:p>-1704</text:p>
          </table:table-cell>
          <table:table-cell table:number-columns-repeated="16377"/>
        </table:table-row>
        <table:table-row table:style-name="ro1">
          <table:table-cell office:value-type="float" office:value="922" table:style-name="ce2">
            <text:p>922</text:p>
          </table:table-cell>
          <table:table-cell office:value-type="float" office:value="3548" table:style-name="ce2">
            <text:p>3548</text:p>
          </table:table-cell>
          <table:table-cell office:value-type="float" office:value="13896" table:style-name="ce2">
            <text:p>13896</text:p>
          </table:table-cell>
          <table:table-cell office:value-type="float" office:value="587209" table:style-name="ce2">
            <text:p>587209</text:p>
          </table:table-cell>
          <table:table-cell office:value-type="float" office:value="344" table:style-name="ce2">
            <text:p>344</text:p>
          </table:table-cell>
          <table:table-cell office:value-type="float" office:value="-3679" table:style-name="ce2">
            <text:p>-3679</text:p>
          </table:table-cell>
          <table:table-cell office:value-type="float" office:value="-2670" table:style-name="ce2">
            <text:p>-2670</text:p>
          </table:table-cell>
          <table:table-cell table:number-columns-repeated="16377"/>
        </table:table-row>
        <table:table-row table:style-name="ro1">
          <table:table-cell office:value-type="float" office:value="-138" table:style-name="ce2">
            <text:p>-138</text:p>
          </table:table-cell>
          <table:table-cell office:value-type="float" office:value="5384" table:style-name="ce2">
            <text:p>5384</text:p>
          </table:table-cell>
          <table:table-cell office:value-type="float" office:value="16104" table:style-name="ce2">
            <text:p>16104</text:p>
          </table:table-cell>
          <table:table-cell office:value-type="float" office:value="587232" table:style-name="ce2">
            <text:p>587232</text:p>
          </table:table-cell>
          <table:table-cell office:value-type="float" office:value="1533" table:style-name="ce2">
            <text:p>1533</text:p>
          </table:table-cell>
          <table:table-cell office:value-type="float" office:value="-7397" table:style-name="ce2">
            <text:p>-7397</text:p>
          </table:table-cell>
          <table:table-cell office:value-type="float" office:value="933" table:style-name="ce2">
            <text:p>933</text:p>
          </table:table-cell>
          <table:table-cell table:number-columns-repeated="16377"/>
        </table:table-row>
        <table:table-row table:style-name="ro1">
          <table:table-cell office:value-type="float" office:value="-278" table:style-name="ce2">
            <text:p>-278</text:p>
          </table:table-cell>
          <table:table-cell office:value-type="float" office:value="4628" table:style-name="ce2">
            <text:p>4628</text:p>
          </table:table-cell>
          <table:table-cell office:value-type="float" office:value="15672" table:style-name="ce2">
            <text:p>15672</text:p>
          </table:table-cell>
          <table:table-cell office:value-type="float" office:value="587240" table:style-name="ce2">
            <text:p>587240</text:p>
          </table:table-cell>
          <table:table-cell office:value-type="float" office:value="-346" table:style-name="ce2">
            <text:p>-346</text:p>
          </table:table-cell>
          <table:table-cell office:value-type="float" office:value="-9563" table:style-name="ce2">
            <text:p>-9563</text:p>
          </table:table-cell>
          <table:table-cell office:value-type="float" office:value="1565" table:style-name="ce2">
            <text:p>1565</text:p>
          </table:table-cell>
          <table:table-cell table:number-columns-repeated="16377"/>
        </table:table-row>
        <table:table-row table:style-name="ro1">
          <table:table-cell office:value-type="float" office:value="-26" table:style-name="ce2">
            <text:p>-26</text:p>
          </table:table-cell>
          <table:table-cell office:value-type="float" office:value="3788" table:style-name="ce2">
            <text:p>3788</text:p>
          </table:table-cell>
          <table:table-cell office:value-type="float" office:value="14960" table:style-name="ce2">
            <text:p>14960</text:p>
          </table:table-cell>
          <table:table-cell office:value-type="float" office:value="587248" table:style-name="ce2">
            <text:p>587248</text:p>
          </table:table-cell>
          <table:table-cell office:value-type="float" office:value="-1618" table:style-name="ce2">
            <text:p>-1618</text:p>
          </table:table-cell>
          <table:table-cell office:value-type="float" office:value="-9835" table:style-name="ce2">
            <text:p>-9835</text:p>
          </table:table-cell>
          <table:table-cell office:value-type="float" office:value="1697" table:style-name="ce2">
            <text:p>1697</text:p>
          </table:table-cell>
          <table:table-cell table:number-columns-repeated="16377"/>
        </table:table-row>
        <table:table-row table:style-name="ro1">
          <table:table-cell office:value-type="float" office:value="-1274" table:style-name="ce2">
            <text:p>-1274</text:p>
          </table:table-cell>
          <table:table-cell office:value-type="float" office:value="3240" table:style-name="ce2">
            <text:p>3240</text:p>
          </table:table-cell>
          <table:table-cell office:value-type="float" office:value="15580" table:style-name="ce2">
            <text:p>15580</text:p>
          </table:table-cell>
          <table:table-cell office:value-type="float" office:value="587357" table:style-name="ce2">
            <text:p>587357</text:p>
          </table:table-cell>
          <table:table-cell office:value-type="float" office:value="-7229" table:style-name="ce2">
            <text:p>-7229</text:p>
          </table:table-cell>
          <table:table-cell office:value-type="float" office:value="-7182" table:style-name="ce2">
            <text:p>-7182</text:p>
          </table:table-cell>
          <table:table-cell office:value-type="float" office:value="9269" table:style-name="ce2">
            <text:p>9269</text:p>
          </table:table-cell>
          <table:table-cell table:number-columns-repeated="16377"/>
        </table:table-row>
        <table:table-row table:style-name="ro1">
          <table:table-cell office:value-type="float" office:value="-498" table:style-name="ce2">
            <text:p>-498</text:p>
          </table:table-cell>
          <table:table-cell office:value-type="float" office:value="2348" table:style-name="ce2">
            <text:p>2348</text:p>
          </table:table-cell>
          <table:table-cell office:value-type="float" office:value="15052" table:style-name="ce2">
            <text:p>15052</text:p>
          </table:table-cell>
          <table:table-cell office:value-type="float" office:value="587365" table:style-name="ce2">
            <text:p>587365</text:p>
          </table:table-cell>
          <table:table-cell office:value-type="float" office:value="-7330" table:style-name="ce2">
            <text:p>-7330</text:p>
          </table:table-cell>
          <table:table-cell office:value-type="float" office:value="-7657" table:style-name="ce2">
            <text:p>-7657</text:p>
          </table:table-cell>
          <table:table-cell office:value-type="float" office:value="9467" table:style-name="ce2">
            <text:p>9467</text:p>
          </table:table-cell>
          <table:table-cell table:number-columns-repeated="16377"/>
        </table:table-row>
        <table:table-row table:style-name="ro1">
          <table:table-cell office:value-type="float" office:value="-714" table:style-name="ce2">
            <text:p>-714</text:p>
          </table:table-cell>
          <table:table-cell office:value-type="float" office:value="1580" table:style-name="ce2">
            <text:p>1580</text:p>
          </table:table-cell>
          <table:table-cell office:value-type="float" office:value="14436" table:style-name="ce2">
            <text:p>14436</text:p>
          </table:table-cell>
          <table:table-cell office:value-type="float" office:value="587375" table:style-name="ce2">
            <text:p>587375</text:p>
          </table:table-cell>
          <table:table-cell office:value-type="float" office:value="-7231" table:style-name="ce2">
            <text:p>-7231</text:p>
          </table:table-cell>
          <table:table-cell office:value-type="float" office:value="-7463" table:style-name="ce2">
            <text:p>-7463</text:p>
          </table:table-cell>
          <table:table-cell office:value-type="float" office:value="9238" table:style-name="ce2">
            <text:p>9238</text:p>
          </table:table-cell>
          <table:table-cell table:number-columns-repeated="16377"/>
        </table:table-row>
        <table:table-row table:style-name="ro1">
          <table:table-cell office:value-type="float" office:value="-1982" table:style-name="ce2">
            <text:p>-1982</text:p>
          </table:table-cell>
          <table:table-cell office:value-type="float" office:value="6248" table:style-name="ce2">
            <text:p>6248</text:p>
          </table:table-cell>
          <table:table-cell office:value-type="float" office:value="21380" table:style-name="ce2">
            <text:p>21380</text:p>
          </table:table-cell>
          <table:table-cell office:value-type="float" office:value="587545" table:style-name="ce2">
            <text:p>587545</text:p>
          </table:table-cell>
          <table:table-cell office:value-type="float" office:value="-3197" table:style-name="ce2">
            <text:p>-3197</text:p>
          </table:table-cell>
          <table:table-cell office:value-type="float" office:value="-3888" table:style-name="ce2">
            <text:p>-3888</text:p>
          </table:table-cell>
          <table:table-cell office:value-type="float" office:value="-587" table:style-name="ce2">
            <text:p>-587</text:p>
          </table:table-cell>
          <table:table-cell table:number-columns-repeated="16377"/>
        </table:table-row>
        <table:table-row table:style-name="ro1">
          <table:table-cell office:value-type="float" office:value="1210" table:style-name="ce2">
            <text:p>1210</text:p>
          </table:table-cell>
          <table:table-cell office:value-type="float" office:value="2976" table:style-name="ce2">
            <text:p>2976</text:p>
          </table:table-cell>
          <table:table-cell office:value-type="float" office:value="14792" table:style-name="ce2">
            <text:p>14792</text:p>
          </table:table-cell>
          <table:table-cell office:value-type="float" office:value="587553" table:style-name="ce2">
            <text:p>587553</text:p>
          </table:table-cell>
          <table:table-cell office:value-type="float" office:value="-2828" table:style-name="ce2">
            <text:p>-2828</text:p>
          </table:table-cell>
          <table:table-cell office:value-type="float" office:value="-4763" table:style-name="ce2">
            <text:p>-4763</text:p>
          </table:table-cell>
          <table:table-cell office:value-type="float" office:value="1038" table:style-name="ce2">
            <text:p>1038</text:p>
          </table:table-cell>
          <table:table-cell table:number-columns-repeated="16377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float" office:value="4404" table:style-name="ce2">
            <text:p>4404</text:p>
          </table:table-cell>
          <table:table-cell office:value-type="float" office:value="16348" table:style-name="ce2">
            <text:p>16348</text:p>
          </table:table-cell>
          <table:table-cell office:value-type="float" office:value="587561" table:style-name="ce2">
            <text:p>587561</text:p>
          </table:table-cell>
          <table:table-cell office:value-type="float" office:value="-4489" table:style-name="ce2">
            <text:p>-4489</text:p>
          </table:table-cell>
          <table:table-cell office:value-type="float" office:value="-3912" table:style-name="ce2">
            <text:p>-3912</text:p>
          </table:table-cell>
          <table:table-cell office:value-type="float" office:value="1574" table:style-name="ce2">
            <text:p>1574</text:p>
          </table:table-cell>
          <table:table-cell table:number-columns-repeated="16377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float" office:value="2652" table:style-name="ce2">
            <text:p>2652</text:p>
          </table:table-cell>
          <table:table-cell office:value-type="float" office:value="16456" table:style-name="ce2">
            <text:p>16456</text:p>
          </table:table-cell>
          <table:table-cell office:value-type="float" office:value="587569" table:style-name="ce2">
            <text:p>587569</text:p>
          </table:table-cell>
          <table:table-cell office:value-type="float" office:value="-6181" table:style-name="ce2">
            <text:p>-6181</text:p>
          </table:table-cell>
          <table:table-cell office:value-type="float" office:value="-4211" table:style-name="ce2">
            <text:p>-4211</text:p>
          </table:table-cell>
          <table:table-cell office:value-type="float" office:value="1560" table:style-name="ce2">
            <text:p>1560</text:p>
          </table:table-cell>
          <table:table-cell table:number-columns-repeated="16377"/>
        </table:table-row>
        <table:table-row table:style-name="ro1">
          <table:table-cell office:value-type="float" office:value="590" table:style-name="ce2">
            <text:p>590</text:p>
          </table:table-cell>
          <table:table-cell office:value-type="float" office:value="2484" table:style-name="ce2">
            <text:p>2484</text:p>
          </table:table-cell>
          <table:table-cell office:value-type="float" office:value="16684" table:style-name="ce2">
            <text:p>16684</text:p>
          </table:table-cell>
          <table:table-cell office:value-type="float" office:value="587577" table:style-name="ce2">
            <text:p>587577</text:p>
          </table:table-cell>
          <table:table-cell office:value-type="float" office:value="-5033" table:style-name="ce2">
            <text:p>-5033</text:p>
          </table:table-cell>
          <table:table-cell office:value-type="float" office:value="-4858" table:style-name="ce2">
            <text:p>-4858</text:p>
          </table:table-cell>
          <table:table-cell office:value-type="float" office:value="2138" table:style-name="ce2">
            <text:p>2138</text:p>
          </table:table-cell>
          <table:table-cell table:number-columns-repeated="16377"/>
        </table:table-row>
        <table:table-row table:style-name="ro1">
          <table:table-cell office:value-type="float" office:value="590" table:style-name="ce2">
            <text:p>590</text:p>
          </table:table-cell>
          <table:table-cell office:value-type="float" office:value="2060" table:style-name="ce2">
            <text:p>2060</text:p>
          </table:table-cell>
          <table:table-cell office:value-type="float" office:value="16068" table:style-name="ce2">
            <text:p>16068</text:p>
          </table:table-cell>
          <table:table-cell office:value-type="float" office:value="587586" table:style-name="ce2">
            <text:p>587586</text:p>
          </table:table-cell>
          <table:table-cell office:value-type="float" office:value="-5589" table:style-name="ce2">
            <text:p>-5589</text:p>
          </table:table-cell>
          <table:table-cell office:value-type="float" office:value="-4754" table:style-name="ce2">
            <text:p>-4754</text:p>
          </table:table-cell>
          <table:table-cell office:value-type="float" office:value="2103" table:style-name="ce2">
            <text:p>2103</text:p>
          </table:table-cell>
          <table:table-cell table:number-columns-repeated="16377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float" office:value="3272" table:style-name="ce2">
            <text:p>3272</text:p>
          </table:table-cell>
          <table:table-cell office:value-type="float" office:value="15144" table:style-name="ce2">
            <text:p>15144</text:p>
          </table:table-cell>
          <table:table-cell office:value-type="float" office:value="587594" table:style-name="ce2">
            <text:p>587594</text:p>
          </table:table-cell>
          <table:table-cell office:value-type="float" office:value="-4872" table:style-name="ce2">
            <text:p>-4872</text:p>
          </table:table-cell>
          <table:table-cell office:value-type="float" office:value="-3585" table:style-name="ce2">
            <text:p>-3585</text:p>
          </table:table-cell>
          <table:table-cell office:value-type="float" office:value="1890" table:style-name="ce2">
            <text:p>1890</text:p>
          </table:table-cell>
          <table:table-cell table:number-columns-repeated="16377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float" office:value="3196" table:style-name="ce2">
            <text:p>3196</text:p>
          </table:table-cell>
          <table:table-cell office:value-type="float" office:value="16208" table:style-name="ce2">
            <text:p>16208</text:p>
          </table:table-cell>
          <table:table-cell office:value-type="float" office:value="589588" table:style-name="ce2">
            <text:p>589588</text:p>
          </table:table-cell>
          <table:table-cell office:value-type="float" office:value="-1269" table:style-name="ce2">
            <text:p>-1269</text:p>
          </table:table-cell>
          <table:table-cell office:value-type="float" office:value="-4588" table:style-name="ce2">
            <text:p>-4588</text:p>
          </table:table-cell>
          <table:table-cell office:value-type="float" office:value="404" table:style-name="ce2">
            <text:p>404</text:p>
          </table:table-cell>
          <table:table-cell table:number-columns-repeated="16377"/>
        </table:table-row>
        <table:table-row table:style-name="ro1">
          <table:table-cell office:value-type="float" office:value="706" table:style-name="ce2">
            <text:p>706</text:p>
          </table:table-cell>
          <table:table-cell office:value-type="float" office:value="3172" table:style-name="ce2">
            <text:p>3172</text:p>
          </table:table-cell>
          <table:table-cell office:value-type="float" office:value="15940" table:style-name="ce2">
            <text:p>15940</text:p>
          </table:table-cell>
          <table:table-cell office:value-type="float" office:value="589596" table:style-name="ce2">
            <text:p>589596</text:p>
          </table:table-cell>
          <table:table-cell office:value-type="float" office:value="-1566" table:style-name="ce2">
            <text:p>-1566</text:p>
          </table:table-cell>
          <table:table-cell office:value-type="float" office:value="-4815" table:style-name="ce2">
            <text:p>-4815</text:p>
          </table:table-cell>
          <table:table-cell office:value-type="float" office:value="213" table:style-name="ce2">
            <text:p>213</text:p>
          </table:table-cell>
          <table:table-cell table:number-columns-repeated="16377"/>
        </table:table-row>
        <table:table-row table:style-name="ro1">
          <table:table-cell office:value-type="float" office:value="1018" table:style-name="ce2">
            <text:p>1018</text:p>
          </table:table-cell>
          <table:table-cell office:value-type="float" office:value="3136" table:style-name="ce2">
            <text:p>3136</text:p>
          </table:table-cell>
          <table:table-cell office:value-type="float" office:value="15816" table:style-name="ce2">
            <text:p>15816</text:p>
          </table:table-cell>
          <table:table-cell office:value-type="float" office:value="589604" table:style-name="ce2">
            <text:p>589604</text:p>
          </table:table-cell>
          <table:table-cell office:value-type="float" office:value="-1716" table:style-name="ce2">
            <text:p>-1716</text:p>
          </table:table-cell>
          <table:table-cell office:value-type="float" office:value="-4512" table:style-name="ce2">
            <text:p>-4512</text:p>
          </table:table-cell>
          <table:table-cell office:value-type="float" office:value="3" table:style-name="ce2">
            <text:p>3</text:p>
          </table:table-cell>
          <table:table-cell table:number-columns-repeated="16377"/>
        </table:table-row>
        <table:table-row table:style-name="ro1">
          <table:table-cell office:value-type="float" office:value="1206" table:style-name="ce2">
            <text:p>1206</text:p>
          </table:table-cell>
          <table:table-cell office:value-type="float" office:value="3028" table:style-name="ce2">
            <text:p>3028</text:p>
          </table:table-cell>
          <table:table-cell office:value-type="float" office:value="15792" table:style-name="ce2">
            <text:p>15792</text:p>
          </table:table-cell>
          <table:table-cell office:value-type="float" office:value="589612" table:style-name="ce2">
            <text:p>589612</text:p>
          </table:table-cell>
          <table:table-cell office:value-type="float" office:value="-1876" table:style-name="ce2">
            <text:p>-1876</text:p>
          </table:table-cell>
          <table:table-cell office:value-type="float" office:value="-4084" table:style-name="ce2">
            <text:p>-4084</text:p>
          </table:table-cell>
          <table:table-cell office:value-type="float" office:value="-178" table:style-name="ce2">
            <text:p>-178</text:p>
          </table:table-cell>
          <table:table-cell table:number-columns-repeated="16377"/>
        </table:table-row>
        <table:table-row table:style-name="ro1">
          <table:table-cell office:value-type="float" office:value="1322" table:style-name="ce2">
            <text:p>1322</text:p>
          </table:table-cell>
          <table:table-cell office:value-type="float" office:value="3000" table:style-name="ce2">
            <text:p>3000</text:p>
          </table:table-cell>
          <table:table-cell office:value-type="float" office:value="15712" table:style-name="ce2">
            <text:p>15712</text:p>
          </table:table-cell>
          <table:table-cell office:value-type="float" office:value="589620" table:style-name="ce2">
            <text:p>589620</text:p>
          </table:table-cell>
          <table:table-cell office:value-type="float" office:value="-2118" table:style-name="ce2">
            <text:p>-2118</text:p>
          </table:table-cell>
          <table:table-cell office:value-type="float" office:value="-3541" table:style-name="ce2">
            <text:p>-3541</text:p>
          </table:table-cell>
          <table:table-cell office:value-type="float" office:value="-371" table:style-name="ce2">
            <text:p>-371</text:p>
          </table:table-cell>
          <table:table-cell table:number-columns-repeated="16377"/>
        </table:table-row>
        <table:table-row table:style-name="ro1">
          <table:table-cell office:value-type="float" office:value="1350" table:style-name="ce2">
            <text:p>1350</text:p>
          </table:table-cell>
          <table:table-cell office:value-type="float" office:value="2900" table:style-name="ce2">
            <text:p>2900</text:p>
          </table:table-cell>
          <table:table-cell office:value-type="float" office:value="15452" table:style-name="ce2">
            <text:p>15452</text:p>
          </table:table-cell>
          <table:table-cell office:value-type="float" office:value="589629" table:style-name="ce2">
            <text:p>589629</text:p>
          </table:table-cell>
          <table:table-cell office:value-type="float" office:value="-2459" table:style-name="ce2">
            <text:p>-2459</text:p>
          </table:table-cell>
          <table:table-cell office:value-type="float" office:value="-3018" table:style-name="ce2">
            <text:p>-3018</text:p>
          </table:table-cell>
          <table:table-cell office:value-type="float" office:value="-629" table:style-name="ce2">
            <text:p>-629</text:p>
          </table:table-cell>
          <table:table-cell table:number-columns-repeated="16377"/>
        </table:table-row>
        <table:table-row table:style-name="ro1">
          <table:table-cell office:value-type="float" office:value="1578" table:style-name="ce2">
            <text:p>1578</text:p>
          </table:table-cell>
          <table:table-cell office:value-type="float" office:value="2748" table:style-name="ce2">
            <text:p>2748</text:p>
          </table:table-cell>
          <table:table-cell office:value-type="float" office:value="15412" table:style-name="ce2">
            <text:p>15412</text:p>
          </table:table-cell>
          <table:table-cell office:value-type="float" office:value="589637" table:style-name="ce2">
            <text:p>589637</text:p>
          </table:table-cell>
          <table:table-cell office:value-type="float" office:value="-2764" table:style-name="ce2">
            <text:p>-2764</text:p>
          </table:table-cell>
          <table:table-cell office:value-type="float" office:value="-2457" table:style-name="ce2">
            <text:p>-2457</text:p>
          </table:table-cell>
          <table:table-cell office:value-type="float" office:value="-758" table:style-name="ce2">
            <text:p>-758</text:p>
          </table:table-cell>
          <table:table-cell table:number-columns-repeated="16377"/>
        </table:table-row>
        <table:table-row table:style-name="ro1">
          <table:table-cell office:value-type="float" office:value="1590" table:style-name="ce2">
            <text:p>1590</text:p>
          </table:table-cell>
          <table:table-cell office:value-type="float" office:value="2588" table:style-name="ce2">
            <text:p>2588</text:p>
          </table:table-cell>
          <table:table-cell office:value-type="float" office:value="15584" table:style-name="ce2">
            <text:p>15584</text:p>
          </table:table-cell>
          <table:table-cell office:value-type="float" office:value="589645" table:style-name="ce2">
            <text:p>589645</text:p>
          </table:table-cell>
          <table:table-cell office:value-type="float" office:value="-2928" table:style-name="ce2">
            <text:p>-2928</text:p>
          </table:table-cell>
          <table:table-cell office:value-type="float" office:value="-1866" table:style-name="ce2">
            <text:p>-1866</text:p>
          </table:table-cell>
          <table:table-cell office:value-type="float" office:value="-875" table:style-name="ce2">
            <text:p>-875</text:p>
          </table:table-cell>
          <table:table-cell table:number-columns-repeated="16377"/>
        </table:table-row>
        <table:table-row table:style-name="ro1">
          <table:table-cell office:value-type="float" office:value="1638" table:style-name="ce2">
            <text:p>1638</text:p>
          </table:table-cell>
          <table:table-cell office:value-type="float" office:value="2256" table:style-name="ce2">
            <text:p>2256</text:p>
          </table:table-cell>
          <table:table-cell office:value-type="float" office:value="15700" table:style-name="ce2">
            <text:p>15700</text:p>
          </table:table-cell>
          <table:table-cell office:value-type="float" office:value="589653" table:style-name="ce2">
            <text:p>589653</text:p>
          </table:table-cell>
          <table:table-cell office:value-type="float" office:value="-2983" table:style-name="ce2">
            <text:p>-2983</text:p>
          </table:table-cell>
          <table:table-cell office:value-type="float" office:value="-1213" table:style-name="ce2">
            <text:p>-1213</text:p>
          </table:table-cell>
          <table:table-cell office:value-type="float" office:value="-965" table:style-name="ce2">
            <text:p>-965</text:p>
          </table:table-cell>
          <table:table-cell table:number-columns-repeated="16377"/>
        </table:table-row>
        <table:table-row table:style-name="ro1">
          <table:table-cell office:value-type="float" office:value="1686" table:style-name="ce2">
            <text:p>1686</text:p>
          </table:table-cell>
          <table:table-cell office:value-type="float" office:value="1860" table:style-name="ce2">
            <text:p>1860</text:p>
          </table:table-cell>
          <table:table-cell office:value-type="float" office:value="15688" table:style-name="ce2">
            <text:p>15688</text:p>
          </table:table-cell>
          <table:table-cell office:value-type="float" office:value="589661" table:style-name="ce2">
            <text:p>589661</text:p>
          </table:table-cell>
          <table:table-cell office:value-type="float" office:value="-2922" table:style-name="ce2">
            <text:p>-2922</text:p>
          </table:table-cell>
          <table:table-cell office:value-type="float" office:value="-569" table:style-name="ce2">
            <text:p>-569</text:p>
          </table:table-cell>
          <table:table-cell office:value-type="float" office:value="-1105" table:style-name="ce2">
            <text:p>-1105</text:p>
          </table:table-cell>
          <table:table-cell table:number-columns-repeated="16377"/>
        </table:table-row>
        <table:table-row table:style-name="ro1">
          <table:table-cell office:value-type="float" office:value="-4630" table:style-name="ce2">
            <text:p>-4630</text:p>
          </table:table-cell>
          <table:table-cell office:value-type="float" office:value="4520" table:style-name="ce2">
            <text:p>4520</text:p>
          </table:table-cell>
          <table:table-cell office:value-type="float" office:value="18976" table:style-name="ce2">
            <text:p>18976</text:p>
          </table:table-cell>
          <table:table-cell office:value-type="float" office:value="590371" table:style-name="ce2">
            <text:p>590371</text:p>
          </table:table-cell>
          <table:table-cell office:value-type="float" office:value="-500" table:style-name="ce2">
            <text:p>-500</text:p>
          </table:table-cell>
          <table:table-cell office:value-type="float" office:value="-7263" table:style-name="ce2">
            <text:p>-7263</text:p>
          </table:table-cell>
          <table:table-cell office:value-type="float" office:value="-556" table:style-name="ce2">
            <text:p>-556</text:p>
          </table:table-cell>
          <table:table-cell table:number-columns-repeated="16377"/>
        </table:table-row>
        <table:table-row table:style-name="ro1">
          <table:table-cell office:value-type="float" office:value="-5238" table:style-name="ce2">
            <text:p>-5238</text:p>
          </table:table-cell>
          <table:table-cell office:value-type="float" office:value="4700" table:style-name="ce2">
            <text:p>4700</text:p>
          </table:table-cell>
          <table:table-cell office:value-type="float" office:value="20440" table:style-name="ce2">
            <text:p>20440</text:p>
          </table:table-cell>
          <table:table-cell office:value-type="float" office:value="590380" table:style-name="ce2">
            <text:p>590380</text:p>
          </table:table-cell>
          <table:table-cell office:value-type="float" office:value="-1566" table:style-name="ce2">
            <text:p>-1566</text:p>
          </table:table-cell>
          <table:table-cell office:value-type="float" office:value="-13093" table:style-name="ce2">
            <text:p>-13093</text:p>
          </table:table-cell>
          <table:table-cell office:value-type="float" office:value="488" table:style-name="ce2">
            <text:p>488</text:p>
          </table:table-cell>
          <table:table-cell table:number-columns-repeated="16377"/>
        </table:table-row>
        <table:table-row table:style-name="ro1">
          <table:table-cell office:value-type="float" office:value="-5378" table:style-name="ce2">
            <text:p>-5378</text:p>
          </table:table-cell>
          <table:table-cell office:value-type="float" office:value="4884" table:style-name="ce2">
            <text:p>4884</text:p>
          </table:table-cell>
          <table:table-cell office:value-type="float" office:value="21260" table:style-name="ce2">
            <text:p>21260</text:p>
          </table:table-cell>
          <table:table-cell office:value-type="float" office:value="590388" table:style-name="ce2">
            <text:p>590388</text:p>
          </table:table-cell>
          <table:table-cell office:value-type="float" office:value="-2267" table:style-name="ce2">
            <text:p>-2267</text:p>
          </table:table-cell>
          <table:table-cell office:value-type="float" office:value="-18915" table:style-name="ce2">
            <text:p>-18915</text:p>
          </table:table-cell>
          <table:table-cell office:value-type="float" office:value="1334" table:style-name="ce2">
            <text:p>1334</text:p>
          </table:table-cell>
          <table:table-cell table:number-columns-repeated="16377"/>
        </table:table-row>
        <table:table-row table:style-name="ro1">
          <table:table-cell office:value-type="float" office:value="-4922" table:style-name="ce2">
            <text:p>-4922</text:p>
          </table:table-cell>
          <table:table-cell office:value-type="float" office:value="3608" table:style-name="ce2">
            <text:p>3608</text:p>
          </table:table-cell>
          <table:table-cell office:value-type="float" office:value="21876" table:style-name="ce2">
            <text:p>21876</text:p>
          </table:table-cell>
          <table:table-cell office:value-type="float" office:value="590396" table:style-name="ce2">
            <text:p>590396</text:p>
          </table:table-cell>
          <table:table-cell office:value-type="float" office:value="-2604" table:style-name="ce2">
            <text:p>-2604</text:p>
          </table:table-cell>
          <table:table-cell office:value-type="float" office:value="-24470" table:style-name="ce2">
            <text:p>-24470</text:p>
          </table:table-cell>
          <table:table-cell office:value-type="float" office:value="2076" table:style-name="ce2">
            <text:p>2076</text:p>
          </table:table-cell>
          <table:table-cell table:number-columns-repeated="16377"/>
        </table:table-row>
        <table:table-row table:style-name="ro1">
          <table:table-cell office:value-type="float" office:value="-4194" table:style-name="ce2">
            <text:p>-4194</text:p>
          </table:table-cell>
          <table:table-cell office:value-type="float" office:value="3300" table:style-name="ce2">
            <text:p>3300</text:p>
          </table:table-cell>
          <table:table-cell office:value-type="float" office:value="21332" table:style-name="ce2">
            <text:p>21332</text:p>
          </table:table-cell>
          <table:table-cell office:value-type="float" office:value="590404" table:style-name="ce2">
            <text:p>590404</text:p>
          </table:table-cell>
          <table:table-cell office:value-type="float" office:value="-2058" table:style-name="ce2">
            <text:p>-2058</text:p>
          </table:table-cell>
          <table:table-cell office:value-type="float" office:value="-29500" table:style-name="ce2">
            <text:p>-29500</text:p>
          </table:table-cell>
          <table:table-cell office:value-type="float" office:value="2962" table:style-name="ce2">
            <text:p>2962</text:p>
          </table:table-cell>
          <table:table-cell table:number-columns-repeated="16377"/>
        </table:table-row>
        <table:table-row table:style-name="ro1">
          <table:table-cell office:value-type="float" office:value="-2882" table:style-name="ce2">
            <text:p>-2882</text:p>
          </table:table-cell>
          <table:table-cell office:value-type="float" office:value="2416" table:style-name="ce2">
            <text:p>2416</text:p>
          </table:table-cell>
          <table:table-cell office:value-type="float" office:value="20204" table:style-name="ce2">
            <text:p>20204</text:p>
          </table:table-cell>
          <table:table-cell office:value-type="float" office:value="590412" table:style-name="ce2">
            <text:p>590412</text:p>
          </table:table-cell>
          <table:table-cell office:value-type="float" office:value="-1389" table:style-name="ce2">
            <text:p>-1389</text:p>
          </table:table-cell>
          <table:table-cell office:value-type="float" office:value="-32853" table:style-name="ce2">
            <text:p>-32853</text:p>
          </table:table-cell>
          <table:table-cell office:value-type="float" office:value="4078" table:style-name="ce2">
            <text:p>4078</text:p>
          </table:table-cell>
          <table:table-cell table:number-columns-repeated="16377"/>
        </table:table-row>
        <table:table-row table:style-name="ro1">
          <table:table-cell office:value-type="float" office:value="-1838" table:style-name="ce2">
            <text:p>-1838</text:p>
          </table:table-cell>
          <table:table-cell office:value-type="float" office:value="1644" table:style-name="ce2">
            <text:p>1644</text:p>
          </table:table-cell>
          <table:table-cell office:value-type="float" office:value="19020" table:style-name="ce2">
            <text:p>19020</text:p>
          </table:table-cell>
          <table:table-cell office:value-type="float" office:value="590420" table:style-name="ce2">
            <text:p>590420</text:p>
          </table:table-cell>
          <table:table-cell office:value-type="float" office:value="492" table:style-name="ce2">
            <text:p>492</text:p>
          </table:table-cell>
          <table:table-cell office:value-type="float" office:value="-32853" table:style-name="ce2">
            <text:p>-32853</text:p>
          </table:table-cell>
          <table:table-cell office:value-type="float" office:value="5065" table:style-name="ce2">
            <text:p>5065</text:p>
          </table:table-cell>
          <table:table-cell table:number-columns-repeated="16377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float" office:value="924" table:style-name="ce2">
            <text:p>924</text:p>
          </table:table-cell>
          <table:table-cell office:value-type="float" office:value="17392" table:style-name="ce2">
            <text:p>17392</text:p>
          </table:table-cell>
          <table:table-cell office:value-type="float" office:value="590428" table:style-name="ce2">
            <text:p>590428</text:p>
          </table:table-cell>
          <table:table-cell office:value-type="float" office:value="2931" table:style-name="ce2">
            <text:p>2931</text:p>
          </table:table-cell>
          <table:table-cell office:value-type="float" office:value="-32853" table:style-name="ce2">
            <text:p>-32853</text:p>
          </table:table-cell>
          <table:table-cell office:value-type="float" office:value="5749" table:style-name="ce2">
            <text:p>5749</text:p>
          </table:table-cell>
          <table:table-cell table:number-columns-repeated="16377"/>
        </table:table-row>
        <table:table-row table:style-name="ro1">
          <table:table-cell office:value-type="float" office:value="2650" table:style-name="ce2">
            <text:p>2650</text:p>
          </table:table-cell>
          <table:table-cell office:value-type="float" office:value="768" table:style-name="ce2">
            <text:p>768</text:p>
          </table:table-cell>
          <table:table-cell office:value-type="float" office:value="15420" table:style-name="ce2">
            <text:p>15420</text:p>
          </table:table-cell>
          <table:table-cell office:value-type="float" office:value="590437" table:style-name="ce2">
            <text:p>590437</text:p>
          </table:table-cell>
          <table:table-cell office:value-type="float" office:value="5775" table:style-name="ce2">
            <text:p>5775</text:p>
          </table:table-cell>
          <table:table-cell office:value-type="float" office:value="-32853" table:style-name="ce2">
            <text:p>-32853</text:p>
          </table:table-cell>
          <table:table-cell office:value-type="float" office:value="6299" table:style-name="ce2">
            <text:p>6299</text:p>
          </table:table-cell>
          <table:table-cell table:number-columns-repeated="16377"/>
        </table:table-row>
        <table:table-row table:style-name="ro1">
          <table:table-cell office:value-type="float" office:value="8426" table:style-name="ce2">
            <text:p>8426</text:p>
          </table:table-cell>
          <table:table-cell office:value-type="float" office:value="2248" table:style-name="ce2">
            <text:p>2248</text:p>
          </table:table-cell>
          <table:table-cell office:value-type="float" office:value="13300" table:style-name="ce2">
            <text:p>13300</text:p>
          </table:table-cell>
          <table:table-cell office:value-type="float" office:value="590446" table:style-name="ce2">
            <text:p>590446</text:p>
          </table:table-cell>
          <table:table-cell office:value-type="float" office:value="7532" table:style-name="ce2">
            <text:p>7532</text:p>
          </table:table-cell>
          <table:table-cell office:value-type="float" office:value="-32556" table:style-name="ce2">
            <text:p>-32556</text:p>
          </table:table-cell>
          <table:table-cell office:value-type="float" office:value="6214" table:style-name="ce2">
            <text:p>6214</text:p>
          </table:table-cell>
          <table:table-cell table:number-columns-repeated="16377"/>
        </table:table-row>
        <table:table-row table:style-name="ro1">
          <table:table-cell office:value-type="float" office:value="8142" table:style-name="ce2">
            <text:p>8142</text:p>
          </table:table-cell>
          <table:table-cell office:value-type="float" office:value="3908" table:style-name="ce2">
            <text:p>3908</text:p>
          </table:table-cell>
          <table:table-cell office:value-type="float" office:value="12824" table:style-name="ce2">
            <text:p>12824</text:p>
          </table:table-cell>
          <table:table-cell office:value-type="float" office:value="590455" table:style-name="ce2">
            <text:p>590455</text:p>
          </table:table-cell>
          <table:table-cell office:value-type="float" office:value="7077" table:style-name="ce2">
            <text:p>7077</text:p>
          </table:table-cell>
          <table:table-cell office:value-type="float" office:value="-24713" table:style-name="ce2">
            <text:p>-24713</text:p>
          </table:table-cell>
          <table:table-cell office:value-type="float" office:value="4333" table:style-name="ce2">
            <text:p>4333</text:p>
          </table:table-cell>
          <table:table-cell table:number-columns-repeated="16377"/>
        </table:table-row>
        <table:table-row table:style-name="ro1">
          <table:table-cell office:value-type="float" office:value="8938" table:style-name="ce2">
            <text:p>8938</text:p>
          </table:table-cell>
          <table:table-cell office:value-type="float" office:value="3524" table:style-name="ce2">
            <text:p>3524</text:p>
          </table:table-cell>
          <table:table-cell office:value-type="float" office:value="13252" table:style-name="ce2">
            <text:p>13252</text:p>
          </table:table-cell>
          <table:table-cell office:value-type="float" office:value="590464" table:style-name="ce2">
            <text:p>590464</text:p>
          </table:table-cell>
          <table:table-cell office:value-type="float" office:value="7099" table:style-name="ce2">
            <text:p>7099</text:p>
          </table:table-cell>
          <table:table-cell office:value-type="float" office:value="-17152" table:style-name="ce2">
            <text:p>-17152</text:p>
          </table:table-cell>
          <table:table-cell office:value-type="float" office:value="4238" table:style-name="ce2">
            <text:p>4238</text:p>
          </table:table-cell>
          <table:table-cell table:number-columns-repeated="16377"/>
        </table:table-row>
        <table:table-row table:style-name="ro1">
          <table:table-cell office:value-type="float" office:value="-4106" table:style-name="ce2">
            <text:p>-4106</text:p>
          </table:table-cell>
          <table:table-cell office:value-type="float" office:value="3824" table:style-name="ce2">
            <text:p>3824</text:p>
          </table:table-cell>
          <table:table-cell office:value-type="float" office:value="25036" table:style-name="ce2">
            <text:p>25036</text:p>
          </table:table-cell>
          <table:table-cell office:value-type="float" office:value="590687" table:style-name="ce2">
            <text:p>590687</text:p>
          </table:table-cell>
          <table:table-cell office:value-type="float" office:value="-8496" table:style-name="ce2">
            <text:p>-8496</text:p>
          </table:table-cell>
          <table:table-cell office:value-type="float" office:value="1857" table:style-name="ce2">
            <text:p>1857</text:p>
          </table:table-cell>
          <table:table-cell office:value-type="float" office:value="1735" table:style-name="ce2">
            <text:p>1735</text:p>
          </table:table-cell>
          <table:table-cell table:number-columns-repeated="16377"/>
        </table:table-row>
        <table:table-row table:style-name="ro1">
          <table:table-cell office:value-type="float" office:value="-4238" table:style-name="ce2">
            <text:p>-4238</text:p>
          </table:table-cell>
          <table:table-cell office:value-type="float" office:value="2576" table:style-name="ce2">
            <text:p>2576</text:p>
          </table:table-cell>
          <table:table-cell office:value-type="float" office:value="26532" table:style-name="ce2">
            <text:p>26532</text:p>
          </table:table-cell>
          <table:table-cell office:value-type="float" office:value="590696" table:style-name="ce2">
            <text:p>590696</text:p>
          </table:table-cell>
          <table:table-cell office:value-type="float" office:value="-10371" table:style-name="ce2">
            <text:p>-10371</text:p>
          </table:table-cell>
          <table:table-cell office:value-type="float" office:value="530" table:style-name="ce2">
            <text:p>530</text:p>
          </table:table-cell>
          <table:table-cell office:value-type="float" office:value="680" table:style-name="ce2">
            <text:p>680</text:p>
          </table:table-cell>
          <table:table-cell table:number-columns-repeated="16377"/>
        </table:table-row>
        <table:table-row table:style-name="ro1">
          <table:table-cell office:value-type="float" office:value="-3518" table:style-name="ce2">
            <text:p>-3518</text:p>
          </table:table-cell>
          <table:table-cell office:value-type="float" office:value="3032" table:style-name="ce2">
            <text:p>3032</text:p>
          </table:table-cell>
          <table:table-cell office:value-type="float" office:value="27236" table:style-name="ce2">
            <text:p>27236</text:p>
          </table:table-cell>
          <table:table-cell office:value-type="float" office:value="590704" table:style-name="ce2">
            <text:p>590704</text:p>
          </table:table-cell>
          <table:table-cell office:value-type="float" office:value="-11656" table:style-name="ce2">
            <text:p>-11656</text:p>
          </table:table-cell>
          <table:table-cell office:value-type="float" office:value="-204" table:style-name="ce2">
            <text:p>-204</text:p>
          </table:table-cell>
          <table:table-cell office:value-type="float" office:value="-12" table:style-name="ce2">
            <text:p>-12</text:p>
          </table:table-cell>
          <table:table-cell table:number-columns-repeated="16377"/>
        </table:table-row>
        <table:table-row table:style-name="ro1">
          <table:table-cell office:value-type="float" office:value="-2558" table:style-name="ce2">
            <text:p>-2558</text:p>
          </table:table-cell>
          <table:table-cell office:value-type="float" office:value="4056" table:style-name="ce2">
            <text:p>4056</text:p>
          </table:table-cell>
          <table:table-cell office:value-type="float" office:value="28172" table:style-name="ce2">
            <text:p>28172</text:p>
          </table:table-cell>
          <table:table-cell office:value-type="float" office:value="590712" table:style-name="ce2">
            <text:p>590712</text:p>
          </table:table-cell>
          <table:table-cell office:value-type="float" office:value="-12506" table:style-name="ce2">
            <text:p>-12506</text:p>
          </table:table-cell>
          <table:table-cell office:value-type="float" office:value="-136" table:style-name="ce2">
            <text:p>-136</text:p>
          </table:table-cell>
          <table:table-cell office:value-type="float" office:value="-672" table:style-name="ce2">
            <text:p>-672</text:p>
          </table:table-cell>
          <table:table-cell table:number-columns-repeated="16377"/>
        </table:table-row>
        <table:table-row table:style-name="ro1">
          <table:table-cell office:value-type="float" office:value="-1534" table:style-name="ce2">
            <text:p>-1534</text:p>
          </table:table-cell>
          <table:table-cell office:value-type="float" office:value="4352" table:style-name="ce2">
            <text:p>4352</text:p>
          </table:table-cell>
          <table:table-cell office:value-type="float" office:value="29468" table:style-name="ce2">
            <text:p>29468</text:p>
          </table:table-cell>
          <table:table-cell office:value-type="float" office:value="590720" table:style-name="ce2">
            <text:p>590720</text:p>
          </table:table-cell>
          <table:table-cell office:value-type="float" office:value="-13666" table:style-name="ce2">
            <text:p>-13666</text:p>
          </table:table-cell>
          <table:table-cell office:value-type="float" office:value="828" table:style-name="ce2">
            <text:p>828</text:p>
          </table:table-cell>
          <table:table-cell office:value-type="float" office:value="-1557" table:style-name="ce2">
            <text:p>-1557</text:p>
          </table:table-cell>
          <table:table-cell table:number-columns-repeated="16377"/>
        </table:table-row>
        <table:table-row table:style-name="ro1">
          <table:table-cell office:value-type="float" office:value="-742" table:style-name="ce2">
            <text:p>-742</text:p>
          </table:table-cell>
          <table:table-cell office:value-type="float" office:value="4016" table:style-name="ce2">
            <text:p>4016</text:p>
          </table:table-cell>
          <table:table-cell office:value-type="float" office:value="31592" table:style-name="ce2">
            <text:p>31592</text:p>
          </table:table-cell>
          <table:table-cell office:value-type="float" office:value="590728" table:style-name="ce2">
            <text:p>590728</text:p>
          </table:table-cell>
          <table:table-cell office:value-type="float" office:value="-13415" table:style-name="ce2">
            <text:p>-13415</text:p>
          </table:table-cell>
          <table:table-cell office:value-type="float" office:value="3005" table:style-name="ce2">
            <text:p>3005</text:p>
          </table:table-cell>
          <table:table-cell office:value-type="float" office:value="-1491" table:style-name="ce2">
            <text:p>-1491</text:p>
          </table:table-cell>
          <table:table-cell table:number-columns-repeated="16377"/>
        </table:table-row>
        <table:table-row table:style-name="ro1">
          <table:table-cell office:value-type="float" office:value="-33718" table:style-name="ce2">
            <text:p>-33718</text:p>
          </table:table-cell>
          <table:table-cell office:value-type="float" office:value="12092" table:style-name="ce2">
            <text:p>12092</text:p>
          </table:table-cell>
          <table:table-cell office:value-type="float" office:value="26552" table:style-name="ce2">
            <text:p>26552</text:p>
          </table:table-cell>
          <table:table-cell office:value-type="float" office:value="590844" table:style-name="ce2">
            <text:p>590844</text:p>
          </table:table-cell>
          <table:table-cell office:value-type="float" office:value="-6518" table:style-name="ce2">
            <text:p>-6518</text:p>
          </table:table-cell>
          <table:table-cell office:value-type="float" office:value="32682" table:style-name="ce2">
            <text:p>32682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29806" table:style-name="ce2">
            <text:p>-29806</text:p>
          </table:table-cell>
          <table:table-cell office:value-type="float" office:value="10172" table:style-name="ce2">
            <text:p>10172</text:p>
          </table:table-cell>
          <table:table-cell office:value-type="float" office:value="23816" table:style-name="ce2">
            <text:p>23816</text:p>
          </table:table-cell>
          <table:table-cell office:value-type="float" office:value="590854" table:style-name="ce2">
            <text:p>590854</text:p>
          </table:table-cell>
          <table:table-cell office:value-type="float" office:value="-32168" table:style-name="ce2">
            <text:p>-32168</text:p>
          </table:table-cell>
          <table:table-cell office:value-type="float" office:value="32682" table:style-name="ce2">
            <text:p>32682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22046" table:style-name="ce2">
            <text:p>-22046</text:p>
          </table:table-cell>
          <table:table-cell office:value-type="float" office:value="33067" table:style-name="ce2">
            <text:p>33067</text:p>
          </table:table-cell>
          <table:table-cell office:value-type="float" office:value="24748" table:style-name="ce2">
            <text:p>24748</text:p>
          </table:table-cell>
          <table:table-cell office:value-type="float" office:value="590862" table:style-name="ce2">
            <text:p>590862</text:p>
          </table:table-cell>
          <table:table-cell office:value-type="float" office:value="-32168" table:style-name="ce2">
            <text:p>-32168</text:p>
          </table:table-cell>
          <table:table-cell office:value-type="float" office:value="14843" table:style-name="ce2">
            <text:p>1484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11498" table:style-name="ce2">
            <text:p>-11498</text:p>
          </table:table-cell>
          <table:table-cell office:value-type="float" office:value="12984" table:style-name="ce2">
            <text:p>12984</text:p>
          </table:table-cell>
          <table:table-cell office:value-type="float" office:value="18412" table:style-name="ce2">
            <text:p>18412</text:p>
          </table:table-cell>
          <table:table-cell office:value-type="float" office:value="590871" table:style-name="ce2">
            <text:p>590871</text:p>
          </table:table-cell>
          <table:table-cell office:value-type="float" office:value="-31029" table:style-name="ce2">
            <text:p>-31029</text:p>
          </table:table-cell>
          <table:table-cell office:value-type="float" office:value="-28891" table:style-name="ce2">
            <text:p>-28891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6486" table:style-name="ce2">
            <text:p>6486</text:p>
          </table:table-cell>
          <table:table-cell office:value-type="float" office:value="20776" table:style-name="ce2">
            <text:p>20776</text:p>
          </table:table-cell>
          <table:table-cell office:value-type="float" office:value="-5812" table:style-name="ce2">
            <text:p>-5812</text:p>
          </table:table-cell>
          <table:table-cell office:value-type="float" office:value="590879" table:style-name="ce2">
            <text:p>590879</text:p>
          </table:table-cell>
          <table:table-cell office:value-type="float" office:value="-32168" table:style-name="ce2">
            <text:p>-32168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7810" table:style-name="ce2">
            <text:p>7810</text:p>
          </table:table-cell>
          <table:table-cell office:value-type="float" office:value="11312" table:style-name="ce2">
            <text:p>11312</text:p>
          </table:table-cell>
          <table:table-cell office:value-type="float" office:value="-9616" table:style-name="ce2">
            <text:p>-9616</text:p>
          </table:table-cell>
          <table:table-cell office:value-type="float" office:value="590887" table:style-name="ce2">
            <text:p>590887</text:p>
          </table:table-cell>
          <table:table-cell office:value-type="float" office:value="-32168" table:style-name="ce2">
            <text:p>-32168</text:p>
          </table:table-cell>
          <table:table-cell office:value-type="float" office:value="-25162" table:style-name="ce2">
            <text:p>-25162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8254" table:style-name="ce2">
            <text:p>8254</text:p>
          </table:table-cell>
          <table:table-cell office:value-type="float" office:value="17404" table:style-name="ce2">
            <text:p>17404</text:p>
          </table:table-cell>
          <table:table-cell office:value-type="float" office:value="-8336" table:style-name="ce2">
            <text:p>-8336</text:p>
          </table:table-cell>
          <table:table-cell office:value-type="float" office:value="590896" table:style-name="ce2">
            <text:p>590896</text:p>
          </table:table-cell>
          <table:table-cell office:value-type="float" office:value="-32168" table:style-name="ce2">
            <text:p>-32168</text:p>
          </table:table-cell>
          <table:table-cell office:value-type="float" office:value="-9766" table:style-name="ce2">
            <text:p>-9766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510" table:style-name="ce2">
            <text:p>-7510</text:p>
          </table:table-cell>
          <table:table-cell office:value-type="float" office:value="5948" table:style-name="ce2">
            <text:p>5948</text:p>
          </table:table-cell>
          <table:table-cell office:value-type="float" office:value="16400" table:style-name="ce2">
            <text:p>16400</text:p>
          </table:table-cell>
          <table:table-cell office:value-type="float" office:value="590904" table:style-name="ce2">
            <text:p>590904</text:p>
          </table:table-cell>
          <table:table-cell office:value-type="float" office:value="-32168" table:style-name="ce2">
            <text:p>-32168</text:p>
          </table:table-cell>
          <table:table-cell office:value-type="float" office:value="118" table:style-name="ce2">
            <text:p>118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6622" table:style-name="ce2">
            <text:p>6622</text:p>
          </table:table-cell>
          <table:table-cell office:value-type="float" office:value="16444" table:style-name="ce2">
            <text:p>16444</text:p>
          </table:table-cell>
          <table:table-cell office:value-type="float" office:value="-3200" table:style-name="ce2">
            <text:p>-3200</text:p>
          </table:table-cell>
          <table:table-cell office:value-type="float" office:value="590912" table:style-name="ce2">
            <text:p>590912</text:p>
          </table:table-cell>
          <table:table-cell office:value-type="float" office:value="-32168" table:style-name="ce2">
            <text:p>-32168</text:p>
          </table:table-cell>
          <table:table-cell office:value-type="float" office:value="7669" table:style-name="ce2">
            <text:p>7669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7562" table:style-name="ce2">
            <text:p>7562</text:p>
          </table:table-cell>
          <table:table-cell office:value-type="float" office:value="10348" table:style-name="ce2">
            <text:p>10348</text:p>
          </table:table-cell>
          <table:table-cell office:value-type="float" office:value="-8816" table:style-name="ce2">
            <text:p>-8816</text:p>
          </table:table-cell>
          <table:table-cell office:value-type="float" office:value="590920" table:style-name="ce2">
            <text:p>590920</text:p>
          </table:table-cell>
          <table:table-cell office:value-type="float" office:value="-32168" table:style-name="ce2">
            <text:p>-32168</text:p>
          </table:table-cell>
          <table:table-cell office:value-type="float" office:value="19478" table:style-name="ce2">
            <text:p>19478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4730" table:style-name="ce2">
            <text:p>4730</text:p>
          </table:table-cell>
          <table:table-cell office:value-type="float" office:value="4244" table:style-name="ce2">
            <text:p>4244</text:p>
          </table:table-cell>
          <table:table-cell office:value-type="float" office:value="-6916" table:style-name="ce2">
            <text:p>-6916</text:p>
          </table:table-cell>
          <table:table-cell office:value-type="float" office:value="590929" table:style-name="ce2">
            <text:p>590929</text:p>
          </table:table-cell>
          <table:table-cell office:value-type="float" office:value="-32168" table:style-name="ce2">
            <text:p>-32168</text:p>
          </table:table-cell>
          <table:table-cell office:value-type="float" office:value="30612" table:style-name="ce2">
            <text:p>30612</text:p>
          </table:table-cell>
          <table:table-cell office:value-type="float" office:value="-32158" table:style-name="ce2">
            <text:p>-32158</text:p>
          </table:table-cell>
          <table:table-cell table:number-columns-repeated="16377"/>
        </table:table-row>
        <table:table-row table:style-name="ro1">
          <table:table-cell office:value-type="float" office:value="2514" table:style-name="ce2">
            <text:p>2514</text:p>
          </table:table-cell>
          <table:table-cell office:value-type="float" office:value="428" table:style-name="ce2">
            <text:p>428</text:p>
          </table:table-cell>
          <table:table-cell office:value-type="float" office:value="-6576" table:style-name="ce2">
            <text:p>-6576</text:p>
          </table:table-cell>
          <table:table-cell office:value-type="float" office:value="590937" table:style-name="ce2">
            <text:p>590937</text:p>
          </table:table-cell>
          <table:table-cell office:value-type="float" office:value="-32168" table:style-name="ce2">
            <text:p>-32168</text:p>
          </table:table-cell>
          <table:table-cell office:value-type="float" office:value="32682" table:style-name="ce2">
            <text:p>32682</text:p>
          </table:table-cell>
          <table:table-cell office:value-type="float" office:value="-31808" table:style-name="ce2">
            <text:p>-31808</text:p>
          </table:table-cell>
          <table:table-cell table:number-columns-repeated="16377"/>
        </table:table-row>
        <table:table-row table:style-name="ro1">
          <table:table-cell office:value-type="float" office:value="1694" table:style-name="ce2">
            <text:p>1694</text:p>
          </table:table-cell>
          <table:table-cell office:value-type="float" office:value="-72" table:style-name="ce2">
            <text:p>-72</text:p>
          </table:table-cell>
          <table:table-cell office:value-type="float" office:value="-2356" table:style-name="ce2">
            <text:p>-2356</text:p>
          </table:table-cell>
          <table:table-cell office:value-type="float" office:value="590945" table:style-name="ce2">
            <text:p>590945</text:p>
          </table:table-cell>
          <table:table-cell office:value-type="float" office:value="-32168" table:style-name="ce2">
            <text:p>-32168</text:p>
          </table:table-cell>
          <table:table-cell office:value-type="float" office:value="32682" table:style-name="ce2">
            <text:p>32682</text:p>
          </table:table-cell>
          <table:table-cell office:value-type="float" office:value="-31498" table:style-name="ce2">
            <text:p>-31498</text:p>
          </table:table-cell>
          <table:table-cell table:number-columns-repeated="16377"/>
        </table:table-row>
        <table:table-row table:style-name="ro1">
          <table:table-cell office:value-type="float" office:value="2390" table:style-name="ce2">
            <text:p>2390</text:p>
          </table:table-cell>
          <table:table-cell office:value-type="float" office:value="-148" table:style-name="ce2">
            <text:p>-148</text:p>
          </table:table-cell>
          <table:table-cell office:value-type="float" office:value="-4748" table:style-name="ce2">
            <text:p>-4748</text:p>
          </table:table-cell>
          <table:table-cell office:value-type="float" office:value="590955" table:style-name="ce2">
            <text:p>590955</text:p>
          </table:table-cell>
          <table:table-cell office:value-type="float" office:value="-32168" table:style-name="ce2">
            <text:p>-32168</text:p>
          </table:table-cell>
          <table:table-cell office:value-type="float" office:value="32682" table:style-name="ce2">
            <text:p>32682</text:p>
          </table:table-cell>
          <table:table-cell office:value-type="float" office:value="-30703" table:style-name="ce2">
            <text:p>-30703</text:p>
          </table:table-cell>
          <table:table-cell table:number-columns-repeated="16377"/>
        </table:table-row>
        <table:table-row table:style-name="ro1">
          <table:table-cell office:value-type="float" office:value="2990" table:style-name="ce2">
            <text:p>2990</text:p>
          </table:table-cell>
          <table:table-cell office:value-type="float" office:value="2920" table:style-name="ce2">
            <text:p>2920</text:p>
          </table:table-cell>
          <table:table-cell office:value-type="float" office:value="-5536" table:style-name="ce2">
            <text:p>-5536</text:p>
          </table:table-cell>
          <table:table-cell office:value-type="float" office:value="590964" table:style-name="ce2">
            <text:p>590964</text:p>
          </table:table-cell>
          <table:table-cell office:value-type="float" office:value="-26526" table:style-name="ce2">
            <text:p>-26526</text:p>
          </table:table-cell>
          <table:table-cell office:value-type="float" office:value="32682" table:style-name="ce2">
            <text:p>32682</text:p>
          </table:table-cell>
          <table:table-cell office:value-type="float" office:value="-30014" table:style-name="ce2">
            <text:p>-30014</text:p>
          </table:table-cell>
          <table:table-cell table:number-columns-repeated="16377"/>
        </table:table-row>
        <table:table-row table:style-name="ro1">
          <table:table-cell office:value-type="float" office:value="2774" table:style-name="ce2">
            <text:p>2774</text:p>
          </table:table-cell>
          <table:table-cell office:value-type="float" office:value="3856" table:style-name="ce2">
            <text:p>3856</text:p>
          </table:table-cell>
          <table:table-cell office:value-type="float" office:value="-5684" table:style-name="ce2">
            <text:p>-5684</text:p>
          </table:table-cell>
          <table:table-cell office:value-type="float" office:value="590973" table:style-name="ce2">
            <text:p>590973</text:p>
          </table:table-cell>
          <table:table-cell office:value-type="float" office:value="-15205" table:style-name="ce2">
            <text:p>-15205</text:p>
          </table:table-cell>
          <table:table-cell office:value-type="float" office:value="32682" table:style-name="ce2">
            <text:p>32682</text:p>
          </table:table-cell>
          <table:table-cell office:value-type="float" office:value="-26258" table:style-name="ce2">
            <text:p>-26258</text:p>
          </table:table-cell>
          <table:table-cell table:number-columns-repeated="16377"/>
        </table:table-row>
        <table:table-row table:style-name="ro1">
          <table:table-cell office:value-type="float" office:value="-5022" table:style-name="ce2">
            <text:p>-5022</text:p>
          </table:table-cell>
          <table:table-cell office:value-type="float" office:value="3276" table:style-name="ce2">
            <text:p>3276</text:p>
          </table:table-cell>
          <table:table-cell office:value-type="float" office:value="2740" table:style-name="ce2">
            <text:p>2740</text:p>
          </table:table-cell>
          <table:table-cell office:value-type="float" office:value="591112" table:style-name="ce2">
            <text:p>591112</text:p>
          </table:table-cell>
          <table:table-cell office:value-type="float" office:value="14922" table:style-name="ce2">
            <text:p>14922</text:p>
          </table:table-cell>
          <table:table-cell office:value-type="float" office:value="-4157" table:style-name="ce2">
            <text:p>-4157</text:p>
          </table:table-cell>
          <table:table-cell office:value-type="float" office:value="-19594" table:style-name="ce2">
            <text:p>-19594</text:p>
          </table:table-cell>
          <table:table-cell table:number-columns-repeated="16377"/>
        </table:table-row>
        <table:table-row table:style-name="ro1">
          <table:table-cell office:value-type="float" office:value="-4842" table:style-name="ce2">
            <text:p>-4842</text:p>
          </table:table-cell>
          <table:table-cell office:value-type="float" office:value="2724" table:style-name="ce2">
            <text:p>2724</text:p>
          </table:table-cell>
          <table:table-cell office:value-type="float" office:value="2296" table:style-name="ce2">
            <text:p>2296</text:p>
          </table:table-cell>
          <table:table-cell office:value-type="float" office:value="591120" table:style-name="ce2">
            <text:p>591120</text:p>
          </table:table-cell>
          <table:table-cell office:value-type="float" office:value="9464" table:style-name="ce2">
            <text:p>9464</text:p>
          </table:table-cell>
          <table:table-cell office:value-type="float" office:value="-15253" table:style-name="ce2">
            <text:p>-15253</text:p>
          </table:table-cell>
          <table:table-cell office:value-type="float" office:value="-19809" table:style-name="ce2">
            <text:p>-19809</text:p>
          </table:table-cell>
          <table:table-cell table:number-columns-repeated="16377"/>
        </table:table-row>
        <table:table-row table:style-name="ro1">
          <table:table-cell office:value-type="float" office:value="-4522" table:style-name="ce2">
            <text:p>-4522</text:p>
          </table:table-cell>
          <table:table-cell office:value-type="float" office:value="3960" table:style-name="ce2">
            <text:p>3960</text:p>
          </table:table-cell>
          <table:table-cell office:value-type="float" office:value="2620" table:style-name="ce2">
            <text:p>2620</text:p>
          </table:table-cell>
          <table:table-cell office:value-type="float" office:value="591128" table:style-name="ce2">
            <text:p>591128</text:p>
          </table:table-cell>
          <table:table-cell office:value-type="float" office:value="3927" table:style-name="ce2">
            <text:p>3927</text:p>
          </table:table-cell>
          <table:table-cell office:value-type="float" office:value="-25235" table:style-name="ce2">
            <text:p>-25235</text:p>
          </table:table-cell>
          <table:table-cell office:value-type="float" office:value="-19050" table:style-name="ce2">
            <text:p>-19050</text:p>
          </table:table-cell>
          <table:table-cell table:number-columns-repeated="16377"/>
        </table:table-row>
        <table:table-row table:style-name="ro1">
          <table:table-cell office:value-type="float" office:value="-4318" table:style-name="ce2">
            <text:p>-4318</text:p>
          </table:table-cell>
          <table:table-cell office:value-type="float" office:value="4252" table:style-name="ce2">
            <text:p>4252</text:p>
          </table:table-cell>
          <table:table-cell office:value-type="float" office:value="1304" table:style-name="ce2">
            <text:p>1304</text:p>
          </table:table-cell>
          <table:table-cell office:value-type="float" office:value="591137" table:style-name="ce2">
            <text:p>591137</text:p>
          </table:table-cell>
          <table:table-cell office:value-type="float" office:value="-1177" table:style-name="ce2">
            <text:p>-1177</text:p>
          </table:table-cell>
          <table:table-cell office:value-type="float" office:value="-32853" table:style-name="ce2">
            <text:p>-32853</text:p>
          </table:table-cell>
          <table:table-cell office:value-type="float" office:value="-17624" table:style-name="ce2">
            <text:p>-17624</text:p>
          </table:table-cell>
          <table:table-cell table:number-columns-repeated="16377"/>
        </table:table-row>
        <table:table-row table:style-name="ro1">
          <table:table-cell office:value-type="float" office:value="-3822" table:style-name="ce2">
            <text:p>-3822</text:p>
          </table:table-cell>
          <table:table-cell office:value-type="float" office:value="4600" table:style-name="ce2">
            <text:p>4600</text:p>
          </table:table-cell>
          <table:table-cell office:value-type="float" office:value="720" table:style-name="ce2">
            <text:p>720</text:p>
          </table:table-cell>
          <table:table-cell office:value-type="float" office:value="591145" table:style-name="ce2">
            <text:p>591145</text:p>
          </table:table-cell>
          <table:table-cell office:value-type="float" office:value="-5685" table:style-name="ce2">
            <text:p>-5685</text:p>
          </table:table-cell>
          <table:table-cell office:value-type="float" office:value="-32853" table:style-name="ce2">
            <text:p>-32853</text:p>
          </table:table-cell>
          <table:table-cell office:value-type="float" office:value="-16017" table:style-name="ce2">
            <text:p>-16017</text:p>
          </table:table-cell>
          <table:table-cell table:number-columns-repeated="16377"/>
        </table:table-row>
        <table:table-row table:style-name="ro1">
          <table:table-cell office:value-type="float" office:value="-3134" table:style-name="ce2">
            <text:p>-3134</text:p>
          </table:table-cell>
          <table:table-cell office:value-type="float" office:value="5268" table:style-name="ce2">
            <text:p>5268</text:p>
          </table:table-cell>
          <table:table-cell office:value-type="float" office:value="260" table:style-name="ce2">
            <text:p>260</text:p>
          </table:table-cell>
          <table:table-cell office:value-type="float" office:value="591153" table:style-name="ce2">
            <text:p>591153</text:p>
          </table:table-cell>
          <table:table-cell office:value-type="float" office:value="-9778" table:style-name="ce2">
            <text:p>-9778</text:p>
          </table:table-cell>
          <table:table-cell office:value-type="float" office:value="-32853" table:style-name="ce2">
            <text:p>-32853</text:p>
          </table:table-cell>
          <table:table-cell office:value-type="float" office:value="-12567" table:style-name="ce2">
            <text:p>-12567</text:p>
          </table:table-cell>
          <table:table-cell table:number-columns-repeated="16377"/>
        </table:table-row>
        <table:table-row table:style-name="ro1">
          <table:table-cell office:value-type="float" office:value="-2842" table:style-name="ce2">
            <text:p>-2842</text:p>
          </table:table-cell>
          <table:table-cell office:value-type="float" office:value="3664" table:style-name="ce2">
            <text:p>3664</text:p>
          </table:table-cell>
          <table:table-cell office:value-type="float" office:value="-956" table:style-name="ce2">
            <text:p>-956</text:p>
          </table:table-cell>
          <table:table-cell office:value-type="float" office:value="591163" table:style-name="ce2">
            <text:p>591163</text:p>
          </table:table-cell>
          <table:table-cell office:value-type="float" office:value="-12464" table:style-name="ce2">
            <text:p>-12464</text:p>
          </table:table-cell>
          <table:table-cell office:value-type="float" office:value="-32853" table:style-name="ce2">
            <text:p>-32853</text:p>
          </table:table-cell>
          <table:table-cell office:value-type="float" office:value="-9959" table:style-name="ce2">
            <text:p>-9959</text:p>
          </table:table-cell>
          <table:table-cell table:number-columns-repeated="16377"/>
        </table:table-row>
        <table:table-row table:style-name="ro1">
          <table:table-cell office:value-type="float" office:value="-2102" table:style-name="ce2">
            <text:p>-2102</text:p>
          </table:table-cell>
          <table:table-cell office:value-type="float" office:value="5076" table:style-name="ce2">
            <text:p>5076</text:p>
          </table:table-cell>
          <table:table-cell office:value-type="float" office:value="-1496" table:style-name="ce2">
            <text:p>-1496</text:p>
          </table:table-cell>
          <table:table-cell office:value-type="float" office:value="591171" table:style-name="ce2">
            <text:p>591171</text:p>
          </table:table-cell>
          <table:table-cell office:value-type="float" office:value="-15382" table:style-name="ce2">
            <text:p>-15382</text:p>
          </table:table-cell>
          <table:table-cell office:value-type="float" office:value="-32853" table:style-name="ce2">
            <text:p>-32853</text:p>
          </table:table-cell>
          <table:table-cell office:value-type="float" office:value="-9449" table:style-name="ce2">
            <text:p>-9449</text:p>
          </table:table-cell>
          <table:table-cell table:number-columns-repeated="16377"/>
        </table:table-row>
        <table:table-row table:style-name="ro1">
          <table:table-cell office:value-type="float" office:value="-1626" table:style-name="ce2">
            <text:p>-1626</text:p>
          </table:table-cell>
          <table:table-cell office:value-type="float" office:value="2568" table:style-name="ce2">
            <text:p>2568</text:p>
          </table:table-cell>
          <table:table-cell office:value-type="float" office:value="-2944" table:style-name="ce2">
            <text:p>-2944</text:p>
          </table:table-cell>
          <table:table-cell office:value-type="float" office:value="591180" table:style-name="ce2">
            <text:p>591180</text:p>
          </table:table-cell>
          <table:table-cell office:value-type="float" office:value="-17423" table:style-name="ce2">
            <text:p>-17423</text:p>
          </table:table-cell>
          <table:table-cell office:value-type="float" office:value="-32853" table:style-name="ce2">
            <text:p>-32853</text:p>
          </table:table-cell>
          <table:table-cell office:value-type="float" office:value="-9040" table:style-name="ce2">
            <text:p>-9040</text:p>
          </table:table-cell>
          <table:table-cell table:number-columns-repeated="16377"/>
        </table:table-row>
        <table:table-row table:style-name="ro1">
          <table:table-cell office:value-type="float" office:value="-1082" table:style-name="ce2">
            <text:p>-1082</text:p>
          </table:table-cell>
          <table:table-cell office:value-type="float" office:value="2916" table:style-name="ce2">
            <text:p>2916</text:p>
          </table:table-cell>
          <table:table-cell office:value-type="float" office:value="-3528" table:style-name="ce2">
            <text:p>-3528</text:p>
          </table:table-cell>
          <table:table-cell office:value-type="float" office:value="591188" table:style-name="ce2">
            <text:p>591188</text:p>
          </table:table-cell>
          <table:table-cell office:value-type="float" office:value="-17999" table:style-name="ce2">
            <text:p>-17999</text:p>
          </table:table-cell>
          <table:table-cell office:value-type="float" office:value="-32853" table:style-name="ce2">
            <text:p>-32853</text:p>
          </table:table-cell>
          <table:table-cell office:value-type="float" office:value="-8015" table:style-name="ce2">
            <text:p>-8015</text:p>
          </table:table-cell>
          <table:table-cell table:number-columns-repeated="16377"/>
        </table:table-row>
        <table:table-row table:style-name="ro1">
          <table:table-cell office:value-type="float" office:value="-570" table:style-name="ce2">
            <text:p>-570</text:p>
          </table:table-cell>
          <table:table-cell office:value-type="float" office:value="4604" table:style-name="ce2">
            <text:p>4604</text:p>
          </table:table-cell>
          <table:table-cell office:value-type="float" office:value="-3204" table:style-name="ce2">
            <text:p>-3204</text:p>
          </table:table-cell>
          <table:table-cell office:value-type="float" office:value="591196" table:style-name="ce2">
            <text:p>591196</text:p>
          </table:table-cell>
          <table:table-cell office:value-type="float" office:value="-18483" table:style-name="ce2">
            <text:p>-18483</text:p>
          </table:table-cell>
          <table:table-cell office:value-type="float" office:value="-32853" table:style-name="ce2">
            <text:p>-32853</text:p>
          </table:table-cell>
          <table:table-cell office:value-type="float" office:value="-6149" table:style-name="ce2">
            <text:p>-6149</text:p>
          </table:table-cell>
          <table:table-cell table:number-columns-repeated="16377"/>
        </table:table-row>
        <table:table-row table:style-name="ro1">
          <table:table-cell office:value-type="float" office:value="-498" table:style-name="ce2">
            <text:p>-498</text:p>
          </table:table-cell>
          <table:table-cell office:value-type="float" office:value="3544" table:style-name="ce2">
            <text:p>3544</text:p>
          </table:table-cell>
          <table:table-cell office:value-type="float" office:value="-3104" table:style-name="ce2">
            <text:p>-3104</text:p>
          </table:table-cell>
          <table:table-cell office:value-type="float" office:value="591205" table:style-name="ce2">
            <text:p>591205</text:p>
          </table:table-cell>
          <table:table-cell office:value-type="float" office:value="-18077" table:style-name="ce2">
            <text:p>-18077</text:p>
          </table:table-cell>
          <table:table-cell office:value-type="float" office:value="-32853" table:style-name="ce2">
            <text:p>-32853</text:p>
          </table:table-cell>
          <table:table-cell office:value-type="float" office:value="-4480" table:style-name="ce2">
            <text:p>-4480</text:p>
          </table:table-cell>
          <table:table-cell table:number-columns-repeated="16377"/>
        </table:table-row>
        <table:table-row table:style-name="ro1">
          <table:table-cell office:value-type="float" office:value="-142" table:style-name="ce2">
            <text:p>-142</text:p>
          </table:table-cell>
          <table:table-cell office:value-type="float" office:value="780" table:style-name="ce2">
            <text:p>780</text:p>
          </table:table-cell>
          <table:table-cell office:value-type="float" office:value="-3988" table:style-name="ce2">
            <text:p>-3988</text:p>
          </table:table-cell>
          <table:table-cell office:value-type="float" office:value="591213" table:style-name="ce2">
            <text:p>591213</text:p>
          </table:table-cell>
          <table:table-cell office:value-type="float" office:value="-14826" table:style-name="ce2">
            <text:p>-14826</text:p>
          </table:table-cell>
          <table:table-cell office:value-type="float" office:value="-32853" table:style-name="ce2">
            <text:p>-32853</text:p>
          </table:table-cell>
          <table:table-cell office:value-type="float" office:value="-2798" table:style-name="ce2">
            <text:p>-2798</text:p>
          </table:table-cell>
          <table:table-cell table:number-columns-repeated="16377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424" table:style-name="ce2">
            <text:p>424</text:p>
          </table:table-cell>
          <table:table-cell office:value-type="float" office:value="-4500" table:style-name="ce2">
            <text:p>-4500</text:p>
          </table:table-cell>
          <table:table-cell office:value-type="float" office:value="591221" table:style-name="ce2">
            <text:p>591221</text:p>
          </table:table-cell>
          <table:table-cell office:value-type="float" office:value="-9404" table:style-name="ce2">
            <text:p>-9404</text:p>
          </table:table-cell>
          <table:table-cell office:value-type="float" office:value="-32853" table:style-name="ce2">
            <text:p>-32853</text:p>
          </table:table-cell>
          <table:table-cell office:value-type="float" office:value="-1221" table:style-name="ce2">
            <text:p>-1221</text:p>
          </table:table-cell>
          <table:table-cell table:number-columns-repeated="16377"/>
        </table:table-row>
        <table:table-row table:style-name="ro1">
          <table:table-cell office:value-type="float" office:value="-330" table:style-name="ce2">
            <text:p>-330</text:p>
          </table:table-cell>
          <table:table-cell office:value-type="float" office:value="1244" table:style-name="ce2">
            <text:p>1244</text:p>
          </table:table-cell>
          <table:table-cell office:value-type="float" office:value="-3648" table:style-name="ce2">
            <text:p>-3648</text:p>
          </table:table-cell>
          <table:table-cell office:value-type="float" office:value="591229" table:style-name="ce2">
            <text:p>591229</text:p>
          </table:table-cell>
          <table:table-cell office:value-type="float" office:value="-6940" table:style-name="ce2">
            <text:p>-6940</text:p>
          </table:table-cell>
          <table:table-cell office:value-type="float" office:value="-32853" table:style-name="ce2">
            <text:p>-32853</text:p>
          </table:table-cell>
          <table:table-cell office:value-type="float" office:value="-1561" table:style-name="ce2">
            <text:p>-1561</text:p>
          </table:table-cell>
          <table:table-cell table:number-columns-repeated="16377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-236" table:style-name="ce2">
            <text:p>-236</text:p>
          </table:table-cell>
          <table:table-cell office:value-type="float" office:value="-3620" table:style-name="ce2">
            <text:p>-3620</text:p>
          </table:table-cell>
          <table:table-cell office:value-type="float" office:value="591237" table:style-name="ce2">
            <text:p>591237</text:p>
          </table:table-cell>
          <table:table-cell office:value-type="float" office:value="-3416" table:style-name="ce2">
            <text:p>-3416</text:p>
          </table:table-cell>
          <table:table-cell office:value-type="float" office:value="-32853" table:style-name="ce2">
            <text:p>-32853</text:p>
          </table:table-cell>
          <table:table-cell office:value-type="float" office:value="-2460" table:style-name="ce2">
            <text:p>-2460</text:p>
          </table:table-cell>
          <table:table-cell table:number-columns-repeated="16377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float" office:value="1192" table:style-name="ce2">
            <text:p>1192</text:p>
          </table:table-cell>
          <table:table-cell office:value-type="float" office:value="-3220" table:style-name="ce2">
            <text:p>-3220</text:p>
          </table:table-cell>
          <table:table-cell office:value-type="float" office:value="591245" table:style-name="ce2">
            <text:p>591245</text:p>
          </table:table-cell>
          <table:table-cell office:value-type="float" office:value="-2670" table:style-name="ce2">
            <text:p>-2670</text:p>
          </table:table-cell>
          <table:table-cell office:value-type="float" office:value="-32853" table:style-name="ce2">
            <text:p>-32853</text:p>
          </table:table-cell>
          <table:table-cell office:value-type="float" office:value="-3345" table:style-name="ce2">
            <text:p>-3345</text:p>
          </table:table-cell>
          <table:table-cell table:number-columns-repeated="16377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float" office:value="280" table:style-name="ce2">
            <text:p>280</text:p>
          </table:table-cell>
          <table:table-cell office:value-type="float" office:value="-3296" table:style-name="ce2">
            <text:p>-3296</text:p>
          </table:table-cell>
          <table:table-cell office:value-type="float" office:value="591254" table:style-name="ce2">
            <text:p>591254</text:p>
          </table:table-cell>
          <table:table-cell office:value-type="float" office:value="-134" table:style-name="ce2">
            <text:p>-134</text:p>
          </table:table-cell>
          <table:table-cell office:value-type="float" office:value="-31533" table:style-name="ce2">
            <text:p>-31533</text:p>
          </table:table-cell>
          <table:table-cell office:value-type="float" office:value="-4964" table:style-name="ce2">
            <text:p>-4964</text:p>
          </table:table-cell>
          <table:table-cell table:number-columns-repeated="16377"/>
        </table:table-row>
        <table:table-row table:style-name="ro1">
          <table:table-cell office:value-type="float" office:value="954" table:style-name="ce2">
            <text:p>954</text:p>
          </table:table-cell>
          <table:table-cell office:value-type="float" office:value="596" table:style-name="ce2">
            <text:p>596</text:p>
          </table:table-cell>
          <table:table-cell office:value-type="float" office:value="-3112" table:style-name="ce2">
            <text:p>-3112</text:p>
          </table:table-cell>
          <table:table-cell office:value-type="float" office:value="591263" table:style-name="ce2">
            <text:p>591263</text:p>
          </table:table-cell>
          <table:table-cell office:value-type="float" office:value="1625" table:style-name="ce2">
            <text:p>1625</text:p>
          </table:table-cell>
          <table:table-cell office:value-type="float" office:value="-26306" table:style-name="ce2">
            <text:p>-26306</text:p>
          </table:table-cell>
          <table:table-cell office:value-type="float" office:value="-5362" table:style-name="ce2">
            <text:p>-5362</text:p>
          </table:table-cell>
          <table:table-cell table:number-columns-repeated="16377"/>
        </table:table-row>
        <table:table-row table:style-name="ro1">
          <table:table-cell office:value-type="float" office:value="1306" table:style-name="ce2">
            <text:p>1306</text:p>
          </table:table-cell>
          <table:table-cell office:value-type="float" office:value="1088" table:style-name="ce2">
            <text:p>1088</text:p>
          </table:table-cell>
          <table:table-cell office:value-type="float" office:value="-2860" table:style-name="ce2">
            <text:p>-2860</text:p>
          </table:table-cell>
          <table:table-cell office:value-type="float" office:value="591272" table:style-name="ce2">
            <text:p>591272</text:p>
          </table:table-cell>
          <table:table-cell office:value-type="float" office:value="1696" table:style-name="ce2">
            <text:p>1696</text:p>
          </table:table-cell>
          <table:table-cell office:value-type="float" office:value="-19923" table:style-name="ce2">
            <text:p>-19923</text:p>
          </table:table-cell>
          <table:table-cell office:value-type="float" office:value="-5581" table:style-name="ce2">
            <text:p>-5581</text:p>
          </table:table-cell>
          <table:table-cell table:number-columns-repeated="16377"/>
        </table:table-row>
        <table:table-row table:style-name="ro1">
          <table:table-cell office:value-type="float" office:value="1238" table:style-name="ce2">
            <text:p>1238</text:p>
          </table:table-cell>
          <table:table-cell office:value-type="float" office:value="1204" table:style-name="ce2">
            <text:p>1204</text:p>
          </table:table-cell>
          <table:table-cell office:value-type="float" office:value="-2788" table:style-name="ce2">
            <text:p>-2788</text:p>
          </table:table-cell>
          <table:table-cell office:value-type="float" office:value="591280" table:style-name="ce2">
            <text:p>591280</text:p>
          </table:table-cell>
          <table:table-cell office:value-type="float" office:value="1612" table:style-name="ce2">
            <text:p>1612</text:p>
          </table:table-cell>
          <table:table-cell office:value-type="float" office:value="-13922" table:style-name="ce2">
            <text:p>-13922</text:p>
          </table:table-cell>
          <table:table-cell office:value-type="float" office:value="-4764" table:style-name="ce2">
            <text:p>-4764</text:p>
          </table:table-cell>
          <table:table-cell table:number-columns-repeated="16377"/>
        </table:table-row>
        <table:table-row table:style-name="ro1">
          <table:table-cell office:value-type="float" office:value="1066" table:style-name="ce2">
            <text:p>1066</text:p>
          </table:table-cell>
          <table:table-cell office:value-type="float" office:value="768" table:style-name="ce2">
            <text:p>768</text:p>
          </table:table-cell>
          <table:table-cell office:value-type="float" office:value="-2648" table:style-name="ce2">
            <text:p>-2648</text:p>
          </table:table-cell>
          <table:table-cell office:value-type="float" office:value="591289" table:style-name="ce2">
            <text:p>591289</text:p>
          </table:table-cell>
          <table:table-cell office:value-type="float" office:value="1853" table:style-name="ce2">
            <text:p>1853</text:p>
          </table:table-cell>
          <table:table-cell office:value-type="float" office:value="-8482" table:style-name="ce2">
            <text:p>-8482</text:p>
          </table:table-cell>
          <table:table-cell office:value-type="float" office:value="-4534" table:style-name="ce2">
            <text:p>-4534</text:p>
          </table:table-cell>
          <table:table-cell table:number-columns-repeated="16377"/>
        </table:table-row>
        <table:table-row table:style-name="ro1">
          <table:table-cell office:value-type="float" office:value="986" table:style-name="ce2">
            <text:p>986</text:p>
          </table:table-cell>
          <table:table-cell office:value-type="float" office:value="732" table:style-name="ce2">
            <text:p>732</text:p>
          </table:table-cell>
          <table:table-cell office:value-type="float" office:value="-2456" table:style-name="ce2">
            <text:p>-2456</text:p>
          </table:table-cell>
          <table:table-cell office:value-type="float" office:value="591297" table:style-name="ce2">
            <text:p>591297</text:p>
          </table:table-cell>
          <table:table-cell office:value-type="float" office:value="1399" table:style-name="ce2">
            <text:p>1399</text:p>
          </table:table-cell>
          <table:table-cell office:value-type="float" office:value="-3282" table:style-name="ce2">
            <text:p>-3282</text:p>
          </table:table-cell>
          <table:table-cell office:value-type="float" office:value="-4917" table:style-name="ce2">
            <text:p>-4917</text:p>
          </table:table-cell>
          <table:table-cell table:number-columns-repeated="16377"/>
        </table:table-row>
        <table:table-row table:style-name="ro1">
          <table:table-cell office:value-type="float" office:value="-33718" table:style-name="ce2">
            <text:p>-33718</text:p>
          </table:table-cell>
          <table:table-cell office:value-type="float" office:value="-21252" table:style-name="ce2">
            <text:p>-21252</text:p>
          </table:table-cell>
          <table:table-cell office:value-type="float" office:value="-13252" table:style-name="ce2">
            <text:p>-13252</text:p>
          </table:table-cell>
          <table:table-cell office:value-type="float" office:value="591458" table:style-name="ce2">
            <text:p>591458</text:p>
          </table:table-cell>
          <table:table-cell office:value-type="float" office:value="-32168" table:style-name="ce2">
            <text:p>-32168</text:p>
          </table:table-cell>
          <table:table-cell office:value-type="float" office:value="-32853" table:style-name="ce2">
            <text:p>-32853</text:p>
          </table:table-cell>
          <table:table-cell office:value-type="float" office:value="32587" table:style-name="ce2">
            <text:p>32587</text:p>
          </table:table-cell>
          <table:table-cell table:number-columns-repeated="16377"/>
        </table:table-row>
        <table:table-row table:style-name="ro1">
          <table:table-cell office:value-type="float" office:value="-33718" table:style-name="ce2">
            <text:p>-33718</text:p>
          </table:table-cell>
          <table:table-cell office:value-type="float" office:value="-32468" table:style-name="ce2">
            <text:p>-32468</text:p>
          </table:table-cell>
          <table:table-cell office:value-type="float" office:value="-32768" table:style-name="ce2">
            <text:p>-32768</text:p>
          </table:table-cell>
          <table:table-cell office:value-type="float" office:value="591468" table:style-name="ce2">
            <text:p>591468</text:p>
          </table:table-cell>
          <table:table-cell office:value-type="float" office:value="-32168" table:style-name="ce2">
            <text:p>-32168</text:p>
          </table:table-cell>
          <table:table-cell office:value-type="float" office:value="-29996" table:style-name="ce2">
            <text:p>-29996</text:p>
          </table:table-cell>
          <table:table-cell office:value-type="float" office:value="20047" table:style-name="ce2">
            <text:p>20047</text:p>
          </table:table-cell>
          <table:table-cell table:number-columns-repeated="16377"/>
        </table:table-row>
        <table:table-row table:style-name="ro1">
          <table:table-cell office:value-type="float" office:value="-23146" table:style-name="ce2">
            <text:p>-23146</text:p>
          </table:table-cell>
          <table:table-cell office:value-type="float" office:value="-25180" table:style-name="ce2">
            <text:p>-25180</text:p>
          </table:table-cell>
          <table:table-cell office:value-type="float" office:value="-11504" table:style-name="ce2">
            <text:p>-11504</text:p>
          </table:table-cell>
          <table:table-cell office:value-type="float" office:value="591492" table:style-name="ce2">
            <text:p>591492</text:p>
          </table:table-cell>
          <table:table-cell office:value-type="float" office:value="21066" table:style-name="ce2">
            <text:p>21066</text:p>
          </table:table-cell>
          <table:table-cell office:value-type="float" office:value="3248" table:style-name="ce2">
            <text:p>3248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322" table:style-name="ce2">
            <text:p>-7322</text:p>
          </table:table-cell>
          <table:table-cell office:value-type="float" office:value="-14696" table:style-name="ce2">
            <text:p>-14696</text:p>
          </table:table-cell>
          <table:table-cell office:value-type="float" office:value="-16068" table:style-name="ce2">
            <text:p>-16068</text:p>
          </table:table-cell>
          <table:table-cell office:value-type="float" office:value="591501" table:style-name="ce2">
            <text:p>591501</text:p>
          </table:table-cell>
          <table:table-cell office:value-type="float" office:value="33367" table:style-name="ce2">
            <text:p>33367</text:p>
          </table:table-cell>
          <table:table-cell office:value-type="float" office:value="-25579" table:style-name="ce2">
            <text:p>-25579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13210" table:style-name="ce2">
            <text:p>13210</text:p>
          </table:table-cell>
          <table:table-cell office:value-type="float" office:value="-24748" table:style-name="ce2">
            <text:p>-24748</text:p>
          </table:table-cell>
          <table:table-cell office:value-type="float" office:value="-21680" table:style-name="ce2">
            <text:p>-21680</text:p>
          </table:table-cell>
          <table:table-cell office:value-type="float" office:value="591509" table:style-name="ce2">
            <text:p>591509</text:p>
          </table:table-cell>
          <table:table-cell office:value-type="float" office:value="33367" table:style-name="ce2">
            <text:p>33367</text:p>
          </table:table-cell>
          <table:table-cell office:value-type="float" office:value="-26201" table:style-name="ce2">
            <text:p>-26201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15042" table:style-name="ce2">
            <text:p>15042</text:p>
          </table:table-cell>
          <table:table-cell office:value-type="float" office:value="-3240" table:style-name="ce2">
            <text:p>-3240</text:p>
          </table:table-cell>
          <table:table-cell office:value-type="float" office:value="15404" table:style-name="ce2">
            <text:p>15404</text:p>
          </table:table-cell>
          <table:table-cell office:value-type="float" office:value="591517" table:style-name="ce2">
            <text:p>591517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31817" table:style-name="ce2">
            <text:p>31817</text:p>
          </table:table-cell>
          <table:table-cell office:value-type="float" office:value="-1816" table:style-name="ce2">
            <text:p>-1816</text:p>
          </table:table-cell>
          <table:table-cell office:value-type="float" office:value="-6952" table:style-name="ce2">
            <text:p>-6952</text:p>
          </table:table-cell>
          <table:table-cell office:value-type="float" office:value="591526" table:style-name="ce2">
            <text:p>591526</text:p>
          </table:table-cell>
          <table:table-cell office:value-type="float" office:value="33367" table:style-name="ce2">
            <text:p>33367</text:p>
          </table:table-cell>
          <table:table-cell office:value-type="float" office:value="-6736" table:style-name="ce2">
            <text:p>-6736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8666" table:style-name="ce2">
            <text:p>8666</text:p>
          </table:table-cell>
          <table:table-cell office:value-type="float" office:value="-12804" table:style-name="ce2">
            <text:p>-12804</text:p>
          </table:table-cell>
          <table:table-cell office:value-type="float" office:value="15472" table:style-name="ce2">
            <text:p>15472</text:p>
          </table:table-cell>
          <table:table-cell office:value-type="float" office:value="591541" table:style-name="ce2">
            <text:p>591541</text:p>
          </table:table-cell>
          <table:table-cell office:value-type="float" office:value="-14286" table:style-name="ce2">
            <text:p>-14286</text:p>
          </table:table-cell>
          <table:table-cell office:value-type="float" office:value="32682" table:style-name="ce2">
            <text:p>32682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31817" table:style-name="ce2">
            <text:p>31817</text:p>
          </table:table-cell>
          <table:table-cell office:value-type="float" office:value="-32468" table:style-name="ce2">
            <text:p>-32468</text:p>
          </table:table-cell>
          <table:table-cell office:value-type="float" office:value="9884" table:style-name="ce2">
            <text:p>9884</text:p>
          </table:table-cell>
          <table:table-cell office:value-type="float" office:value="591550" table:style-name="ce2">
            <text:p>591550</text:p>
          </table:table-cell>
          <table:table-cell office:value-type="float" office:value="-21740" table:style-name="ce2">
            <text:p>-21740</text:p>
          </table:table-cell>
          <table:table-cell office:value-type="float" office:value="2173" table:style-name="ce2">
            <text:p>2173</text:p>
          </table:table-cell>
          <table:table-cell office:value-type="float" office:value="-20767" table:style-name="ce2">
            <text:p>-20767</text:p>
          </table:table-cell>
          <table:table-cell table:number-columns-repeated="16377"/>
        </table:table-row>
        <table:table-row table:style-name="ro1">
          <table:table-cell office:value-type="float" office:value="31817" table:style-name="ce2">
            <text:p>31817</text:p>
          </table:table-cell>
          <table:table-cell office:value-type="float" office:value="-32468" table:style-name="ce2">
            <text:p>-32468</text:p>
          </table:table-cell>
          <table:table-cell office:value-type="float" office:value="-9168" table:style-name="ce2">
            <text:p>-9168</text:p>
          </table:table-cell>
          <table:table-cell office:value-type="float" office:value="591558" table:style-name="ce2">
            <text:p>591558</text:p>
          </table:table-cell>
          <table:table-cell office:value-type="float" office:value="-15579" table:style-name="ce2">
            <text:p>-15579</text:p>
          </table:table-cell>
          <table:table-cell office:value-type="float" office:value="-32853" table:style-name="ce2">
            <text:p>-32853</text:p>
          </table:table-cell>
          <table:table-cell office:value-type="float" office:value="-20451" table:style-name="ce2">
            <text:p>-20451</text:p>
          </table:table-cell>
          <table:table-cell table:number-columns-repeated="16377"/>
        </table:table-row>
        <table:table-row table:style-name="ro1">
          <table:table-cell office:value-type="float" office:value="31817" table:style-name="ce2">
            <text:p>31817</text:p>
          </table:table-cell>
          <table:table-cell office:value-type="float" office:value="-32468" table:style-name="ce2">
            <text:p>-32468</text:p>
          </table:table-cell>
          <table:table-cell office:value-type="float" office:value="-8532" table:style-name="ce2">
            <text:p>-8532</text:p>
          </table:table-cell>
          <table:table-cell office:value-type="float" office:value="591566" table:style-name="ce2">
            <text:p>591566</text:p>
          </table:table-cell>
          <table:table-cell office:value-type="float" office:value="-2487" table:style-name="ce2">
            <text:p>-2487</text:p>
          </table:table-cell>
          <table:table-cell office:value-type="float" office:value="-32853" table:style-name="ce2">
            <text:p>-32853</text:p>
          </table:table-cell>
          <table:table-cell office:value-type="float" office:value="-15828" table:style-name="ce2">
            <text:p>-15828</text:p>
          </table:table-cell>
          <table:table-cell table:number-columns-repeated="16377"/>
        </table:table-row>
        <table:table-row table:style-name="ro1">
          <table:table-cell office:value-type="float" office:value="31817" table:style-name="ce2">
            <text:p>31817</text:p>
          </table:table-cell>
          <table:table-cell office:value-type="float" office:value="-32468" table:style-name="ce2">
            <text:p>-32468</text:p>
          </table:table-cell>
          <table:table-cell office:value-type="float" office:value="-20884" table:style-name="ce2">
            <text:p>-20884</text:p>
          </table:table-cell>
          <table:table-cell office:value-type="float" office:value="591575" table:style-name="ce2">
            <text:p>591575</text:p>
          </table:table-cell>
          <table:table-cell office:value-type="float" office:value="-2085" table:style-name="ce2">
            <text:p>-2085</text:p>
          </table:table-cell>
          <table:table-cell office:value-type="float" office:value="-22215" table:style-name="ce2">
            <text:p>-22215</text:p>
          </table:table-cell>
          <table:table-cell office:value-type="float" office:value="-1286" table:style-name="ce2">
            <text:p>-1286</text:p>
          </table:table-cell>
          <table:table-cell table:number-columns-repeated="16377"/>
        </table:table-row>
        <table:table-row table:style-name="ro1">
          <table:table-cell office:value-type="float" office:value="14682" table:style-name="ce2">
            <text:p>14682</text:p>
          </table:table-cell>
          <table:table-cell office:value-type="float" office:value="-22764" table:style-name="ce2">
            <text:p>-22764</text:p>
          </table:table-cell>
          <table:table-cell office:value-type="float" office:value="-7264" table:style-name="ce2">
            <text:p>-7264</text:p>
          </table:table-cell>
          <table:table-cell office:value-type="float" office:value="591583" table:style-name="ce2">
            <text:p>591583</text:p>
          </table:table-cell>
          <table:table-cell office:value-type="float" office:value="-8929" table:style-name="ce2">
            <text:p>-8929</text:p>
          </table:table-cell>
          <table:table-cell office:value-type="float" office:value="-12449" table:style-name="ce2">
            <text:p>-12449</text:p>
          </table:table-cell>
          <table:table-cell office:value-type="float" office:value="11452" table:style-name="ce2">
            <text:p>11452</text:p>
          </table:table-cell>
          <table:table-cell table:number-columns-repeated="16377"/>
        </table:table-row>
        <table:table-row table:style-name="ro1">
          <table:table-cell office:value-type="float" office:value="11934" table:style-name="ce2">
            <text:p>11934</text:p>
          </table:table-cell>
          <table:table-cell office:value-type="float" office:value="-13724" table:style-name="ce2">
            <text:p>-13724</text:p>
          </table:table-cell>
          <table:table-cell office:value-type="float" office:value="-1492" table:style-name="ce2">
            <text:p>-1492</text:p>
          </table:table-cell>
          <table:table-cell office:value-type="float" office:value="591592" table:style-name="ce2">
            <text:p>591592</text:p>
          </table:table-cell>
          <table:table-cell office:value-type="float" office:value="-14222" table:style-name="ce2">
            <text:p>-14222</text:p>
          </table:table-cell>
          <table:table-cell office:value-type="float" office:value="-8853" table:style-name="ce2">
            <text:p>-8853</text:p>
          </table:table-cell>
          <table:table-cell office:value-type="float" office:value="6637" table:style-name="ce2">
            <text:p>6637</text:p>
          </table:table-cell>
          <table:table-cell table:number-columns-repeated="16377"/>
        </table:table-row>
        <table:table-row table:style-name="ro1">
          <table:table-cell office:value-type="float" office:value="7530" table:style-name="ce2">
            <text:p>7530</text:p>
          </table:table-cell>
          <table:table-cell office:value-type="float" office:value="-14912" table:style-name="ce2">
            <text:p>-14912</text:p>
          </table:table-cell>
          <table:table-cell office:value-type="float" office:value="-1356" table:style-name="ce2">
            <text:p>-1356</text:p>
          </table:table-cell>
          <table:table-cell office:value-type="float" office:value="591600" table:style-name="ce2">
            <text:p>591600</text:p>
          </table:table-cell>
          <table:table-cell office:value-type="float" office:value="-20810" table:style-name="ce2">
            <text:p>-20810</text:p>
          </table:table-cell>
          <table:table-cell office:value-type="float" office:value="-4813" table:style-name="ce2">
            <text:p>-4813</text:p>
          </table:table-cell>
          <table:table-cell office:value-type="float" office:value="5861" table:style-name="ce2">
            <text:p>5861</text:p>
          </table:table-cell>
          <table:table-cell table:number-columns-repeated="16377"/>
        </table:table-row>
        <table:table-row table:style-name="ro1">
          <table:table-cell office:value-type="float" office:value="5422" table:style-name="ce2">
            <text:p>5422</text:p>
          </table:table-cell>
          <table:table-cell office:value-type="float" office:value="-18096" table:style-name="ce2">
            <text:p>-18096</text:p>
          </table:table-cell>
          <table:table-cell office:value-type="float" office:value="-2408" table:style-name="ce2">
            <text:p>-2408</text:p>
          </table:table-cell>
          <table:table-cell office:value-type="float" office:value="591608" table:style-name="ce2">
            <text:p>591608</text:p>
          </table:table-cell>
          <table:table-cell office:value-type="float" office:value="-19736" table:style-name="ce2">
            <text:p>-19736</text:p>
          </table:table-cell>
          <table:table-cell office:value-type="float" office:value="-8388" table:style-name="ce2">
            <text:p>-8388</text:p>
          </table:table-cell>
          <table:table-cell office:value-type="float" office:value="7331" table:style-name="ce2">
            <text:p>7331</text:p>
          </table:table-cell>
          <table:table-cell table:number-columns-repeated="16377"/>
        </table:table-row>
        <table:table-row table:style-name="ro1">
          <table:table-cell office:value-type="float" office:value="6694" table:style-name="ce2">
            <text:p>6694</text:p>
          </table:table-cell>
          <table:table-cell office:value-type="float" office:value="-20476" table:style-name="ce2">
            <text:p>-20476</text:p>
          </table:table-cell>
          <table:table-cell office:value-type="float" office:value="-6540" table:style-name="ce2">
            <text:p>-6540</text:p>
          </table:table-cell>
          <table:table-cell office:value-type="float" office:value="591616" table:style-name="ce2">
            <text:p>591616</text:p>
          </table:table-cell>
          <table:table-cell office:value-type="float" office:value="-18837" table:style-name="ce2">
            <text:p>-18837</text:p>
          </table:table-cell>
          <table:table-cell office:value-type="float" office:value="-10128" table:style-name="ce2">
            <text:p>-10128</text:p>
          </table:table-cell>
          <table:table-cell office:value-type="float" office:value="8703" table:style-name="ce2">
            <text:p>8703</text:p>
          </table:table-cell>
          <table:table-cell table:number-columns-repeated="16377"/>
        </table:table-row>
        <table:table-row table:style-name="ro1">
          <table:table-cell office:value-type="float" office:value="6414" table:style-name="ce2">
            <text:p>6414</text:p>
          </table:table-cell>
          <table:table-cell office:value-type="float" office:value="-23352" table:style-name="ce2">
            <text:p>-23352</text:p>
          </table:table-cell>
          <table:table-cell office:value-type="float" office:value="-10484" table:style-name="ce2">
            <text:p>-10484</text:p>
          </table:table-cell>
          <table:table-cell office:value-type="float" office:value="591625" table:style-name="ce2">
            <text:p>591625</text:p>
          </table:table-cell>
          <table:table-cell office:value-type="float" office:value="-16238" table:style-name="ce2">
            <text:p>-16238</text:p>
          </table:table-cell>
          <table:table-cell office:value-type="float" office:value="-8127" table:style-name="ce2">
            <text:p>-8127</text:p>
          </table:table-cell>
          <table:table-cell office:value-type="float" office:value="8215" table:style-name="ce2">
            <text:p>8215</text:p>
          </table:table-cell>
          <table:table-cell table:number-columns-repeated="16377"/>
        </table:table-row>
        <table:table-row table:style-name="ro1">
          <table:table-cell office:value-type="float" office:value="2366" table:style-name="ce2">
            <text:p>2366</text:p>
          </table:table-cell>
          <table:table-cell office:value-type="float" office:value="-23188" table:style-name="ce2">
            <text:p>-23188</text:p>
          </table:table-cell>
          <table:table-cell office:value-type="float" office:value="-14976" table:style-name="ce2">
            <text:p>-14976</text:p>
          </table:table-cell>
          <table:table-cell office:value-type="float" office:value="591633" table:style-name="ce2">
            <text:p>591633</text:p>
          </table:table-cell>
          <table:table-cell office:value-type="float" office:value="-13444" table:style-name="ce2">
            <text:p>-13444</text:p>
          </table:table-cell>
          <table:table-cell office:value-type="float" office:value="-2479" table:style-name="ce2">
            <text:p>-2479</text:p>
          </table:table-cell>
          <table:table-cell office:value-type="float" office:value="7813" table:style-name="ce2">
            <text:p>7813</text:p>
          </table:table-cell>
          <table:table-cell table:number-columns-repeated="16377"/>
        </table:table-row>
        <table:table-row table:style-name="ro1">
          <table:table-cell office:value-type="float" office:value="3898" table:style-name="ce2">
            <text:p>3898</text:p>
          </table:table-cell>
          <table:table-cell office:value-type="float" office:value="-15056" table:style-name="ce2">
            <text:p>-15056</text:p>
          </table:table-cell>
          <table:table-cell office:value-type="float" office:value="6028" table:style-name="ce2">
            <text:p>6028</text:p>
          </table:table-cell>
          <table:table-cell office:value-type="float" office:value="592143" table:style-name="ce2">
            <text:p>592143</text:p>
          </table:table-cell>
          <table:table-cell office:value-type="float" office:value="1019" table:style-name="ce2">
            <text:p>1019</text:p>
          </table:table-cell>
          <table:table-cell office:value-type="float" office:value="-2957" table:style-name="ce2">
            <text:p>-2957</text:p>
          </table:table-cell>
          <table:table-cell office:value-type="float" office:value="-2650" table:style-name="ce2">
            <text:p>-2650</text:p>
          </table:table-cell>
          <table:table-cell table:number-columns-repeated="16377"/>
        </table:table-row>
        <table:table-row table:style-name="ro1">
          <table:table-cell office:value-type="float" office:value="4238" table:style-name="ce2">
            <text:p>4238</text:p>
          </table:table-cell>
          <table:table-cell office:value-type="float" office:value="-15636" table:style-name="ce2">
            <text:p>-15636</text:p>
          </table:table-cell>
          <table:table-cell office:value-type="float" office:value="5056" table:style-name="ce2">
            <text:p>5056</text:p>
          </table:table-cell>
          <table:table-cell office:value-type="float" office:value="592151" table:style-name="ce2">
            <text:p>592151</text:p>
          </table:table-cell>
          <table:table-cell office:value-type="float" office:value="-743" table:style-name="ce2">
            <text:p>-743</text:p>
          </table:table-cell>
          <table:table-cell office:value-type="float" office:value="-4043" table:style-name="ce2">
            <text:p>-4043</text:p>
          </table:table-cell>
          <table:table-cell office:value-type="float" office:value="-1587" table:style-name="ce2">
            <text:p>-1587</text:p>
          </table:table-cell>
          <table:table-cell table:number-columns-repeated="16377"/>
        </table:table-row>
        <table:table-row table:style-name="ro1">
          <table:table-cell office:value-type="float" office:value="5290" table:style-name="ce2">
            <text:p>5290</text:p>
          </table:table-cell>
          <table:table-cell office:value-type="float" office:value="-15008" table:style-name="ce2">
            <text:p>-15008</text:p>
          </table:table-cell>
          <table:table-cell office:value-type="float" office:value="4172" table:style-name="ce2">
            <text:p>4172</text:p>
          </table:table-cell>
          <table:table-cell office:value-type="float" office:value="592159" table:style-name="ce2">
            <text:p>592159</text:p>
          </table:table-cell>
          <table:table-cell office:value-type="float" office:value="-1308" table:style-name="ce2">
            <text:p>-1308</text:p>
          </table:table-cell>
          <table:table-cell office:value-type="float" office:value="-3983" table:style-name="ce2">
            <text:p>-3983</text:p>
          </table:table-cell>
          <table:table-cell office:value-type="float" office:value="-271" table:style-name="ce2">
            <text:p>-271</text:p>
          </table:table-cell>
          <table:table-cell table:number-columns-repeated="16377"/>
        </table:table-row>
        <table:table-row table:style-name="ro2">
          <table:table-cell table:style-name="ce3">
            <draw:frame draw:z-index="2" draw:id="id1" draw:style-name="a1" draw:name="Diagramm 5" svg:x="0.26042in" svg:y="0.125in" svg:width="5in" svg:height="2.9663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6" table:style-name="ce3"/>
          <table:table-cell table:number-columns-repeated="16377"/>
        </table:table-row>
        <table:table-row table:number-rows-repeated="10" table:style-name="ro2">
          <table:table-cell table:number-columns-repeated="7" table:style-name="ce3"/>
          <table:table-cell table:number-columns-repeated="16377"/>
        </table:table-row>
        <table:table-row table:style-name="ro2">
          <table:table-cell table:style-name="ce3">
            <draw:frame draw:z-index="1" draw:id="id0" draw:style-name="a0" draw:name="Diagramm 4" svg:x="0.16918in" svg:y="0.17349in" svg:width="5in" svg:height="2.966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 table:style-name="ce3"/>
          <table:table-cell table:number-columns-repeated="16377"/>
        </table:table-row>
        <table:table-row table:number-rows-repeated="472" table:style-name="ro2">
          <table:table-cell table:number-columns-repeated="7" table:style-name="ce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79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EinfachFelix</meta:initial-creator>
    <dc:creator>EinfachFelix</dc:creator>
    <meta:creation-date>2023-01-21T14:44:51Z</meta:creation-date>
    <dc:date>2023-01-21T15:15:02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3.5770078740157pt" svg:width="360.0pt" chart:style-name="Crt0">
        <chart:title chart:style-name="CT00">
          <text:p text:style-name="a0" text:class-names="" text:cond-style-name="">Diagrammtitel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Tabelle1.$E$1:.$E$125" chart:class="chart:line" chart:attached-axis="primary-y" chart:style-name="G0S0">
            <chart:data-point chart:repeated="125"/>
          </chart:series>
          <chart:series chart:values-cell-range-address="Tabelle1.$F$1:.$F$125" chart:class="chart:line" chart:attached-axis="primary-y" chart:style-name="G0S1">
            <chart:data-point chart:repeated="125"/>
          </chart:series>
          <chart:series chart:values-cell-range-address="Tabelle1.$G$1:.$G$125" chart:class="chart:line" chart:attached-axis="primary-y" chart:style-name="G0S2">
            <chart:data-point chart:repeated="1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3.5769291338583pt" svg:width="360.0pt" chart:style-name="Crt0">
        <chart:title chart:style-name="CT00">
          <text:p text:style-name="a0" text:class-names="" text:cond-style-name="">Diagrammtitel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Tabelle1.$A$1:.$A$125" chart:class="chart:line" chart:attached-axis="primary-y" chart:style-name="G0S0">
            <chart:data-point chart:repeated="125"/>
          </chart:series>
          <chart:series chart:values-cell-range-address="Tabelle1.$B$1:.$B$125" chart:class="chart:line" chart:attached-axis="primary-y" chart:style-name="G0S1">
            <chart:data-point chart:repeated="125"/>
          </chart:series>
          <chart:series chart:values-cell-range-address="Tabelle1.$C$1:.$C$125" chart:class="chart:line" chart:attached-axis="primary-y" chart:style-name="G0S2">
            <chart:data-point chart:repeated="12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